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0000000100194B1382.png"/>
  <manifest:file-entry manifest:media-type="image/png" manifest:full-path="Pictures/1000020100000100000001000C0CA18F.png"/>
  <manifest:file-entry manifest:media-type="image/png" manifest:full-path="Pictures/10000201000002100000025603DDB470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" manifest:full-path="Object 1/toolpanel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" manifest:full-path="Object 1/statusbar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" style:family="graphic" style:parent-style-name="standard">
      <style:graphic-properties svg:stroke-width="0.05cm" draw:marker-start-width="0.38cm" draw:marker-end-width="0.38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1cm" draw:marker-start-width="0.46cm" draw:marker-end-width="0.4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6cm" draw:marker-end-width="0.46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draw:stroke-dash="Dash_20_2" svg:stroke-width="0cm" svg:stroke-color="#4e9ca1" draw:stroke-linejoin="none" draw:fill="solid" draw:fill-color="#4e9ca1" draw:textarea-horizontal-align="center" draw:textarea-vertical-align="middle"/>
    </style:style>
    <style:style style:name="gr10" style:family="graphic" style:parent-style-name="standard">
      <style:graphic-properties draw:stroke="solid" draw:stroke-dash="Dash_20_2" svg:stroke-width="0cm" svg:stroke-color="#52827a" draw:stroke-linejoin="none" draw:fill="solid" draw:fill-color="#52827a" draw:textarea-horizontal-align="center" draw:textarea-vertical-align="middle"/>
    </style:style>
    <style:style style:name="gr11" style:family="graphic" style:parent-style-name="standard">
      <style:graphic-properties draw:stroke="solid" draw:stroke-dash="Dash_20_2" svg:stroke-width="0cm" svg:stroke-color="#357b83" draw:stroke-linejoin="none" draw:fill="solid" draw:fill-color="#357b83" draw:textarea-horizontal-align="center" draw:textarea-vertical-align="middle"/>
    </style:style>
    <style:style style:name="gr12" style:family="graphic" style:parent-style-name="standard">
      <style:graphic-properties draw:stroke="solid" draw:stroke-dash="Dash_20_2" svg:stroke-width="0cm" svg:stroke-color="#245d62" draw:stroke-linejoin="none" draw:fill="solid" draw:fill-color="#245d62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4.76cm" fo:min-width="9.572cm" draw:shadow="hidden"/>
    </style:style>
    <style:style style:name="gr16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4.76cm" fo:min-width="8.667cm" draw:shadow="hidden"/>
    </style:style>
    <style:style style:name="gr17" style:family="graphic" style:parent-style-name="standard">
      <style:graphic-properties draw:stroke="none" svg:stroke-color="#000000" draw:fill="none" draw:fill-color="#ffffff" draw:auto-grow-width="true" fo:min-height="0.85cm"/>
    </style:style>
    <style:style style:name="gr18" style:family="graphic" style:parent-style-name="standard">
      <style:graphic-properties draw:stroke="none" svg:stroke-color="#000000" draw:fill="solid" draw:fill-color="#000000" draw:textarea-horizontal-align="center" draw:textarea-vertical-align="middle" draw:auto-grow-width="true" fo:min-height="0.85cm" draw:shadow="hidden"/>
    </style:style>
    <style:style style:name="gr19" style:family="graphic" style:parent-style-name="standard">
      <style:graphic-properties svg:stroke-width="0.1cm" draw:marker-start-width="0.46cm" draw:marker-end-width="0.46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20" style:family="graphic" style:parent-style-name="standard">
      <style:graphic-properties svg:stroke-width="0.1cm" draw:marker-start-width="0.46cm" draw:marker-end-width="0.46cm" draw:fill="solid" draw:fill-color="#00000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cm"/>
    </style:style>
    <style:style style:name="gr22" style:family="graphic">
      <style:graphic-properties draw:ole-draw-aspect="1"/>
    </style:style>
    <style:style style:name="gr23" style:family="graphic" style:parent-style-name="standard">
      <style:graphic-properties draw:stroke="none" draw:fill="solid" draw:fill-color="#000000" draw:opacity="35%"/>
    </style:style>
    <style:style style:name="gr24" style:family="graphic" style:parent-style-name="standard">
      <style:graphic-properties draw:stroke="none" draw:fill="gradient" draw:fill-gradient-name="gradient-1" draw:opacity="100%"/>
    </style:style>
    <style:style style:name="gr25" style:family="graphic" style:parent-style-name="standard">
      <style:graphic-properties draw:stroke="none" draw:fill="gradient" draw:fill-gradient-name="gradient-2" draw:opacity="23%" draw:opacity-name="gradient-3"/>
    </style:style>
    <style:style style:name="gr26" style:family="graphic" style:parent-style-name="standard">
      <style:graphic-properties draw:stroke="none" draw:fill="solid" draw:fill-color="#000000" draw:opacity="50%"/>
    </style:style>
    <style:style style:name="gr27" style:family="graphic" style:parent-style-name="standard">
      <style:graphic-properties draw:stroke="none" draw:fill="gradient" draw:fill-gradient-name="gradient-4" draw:opacity="100%"/>
    </style:style>
    <style:style style:name="gr28" style:family="graphic" style:parent-style-name="standard">
      <style:graphic-properties draw:stroke="none" draw:fill="gradient" draw:fill-gradient-name="gradient-5" draw:opacity="100%"/>
    </style:style>
    <style:style style:name="gr29" style:family="graphic" style:parent-style-name="standard">
      <style:graphic-properties draw:stroke="none" draw:fill="gradient" draw:fill-gradient-name="gradient-6" draw:opacity="100%"/>
    </style:style>
    <style:style style:name="gr30" style:family="graphic" style:parent-style-name="standard">
      <style:graphic-properties draw:stroke="none" draw:fill="solid" draw:fill-color="#ffffff" draw:opacity="48%" draw:opacity-name="gradient-7"/>
    </style:style>
    <style:style style:name="gr31" style:family="graphic" style:parent-style-name="standard">
      <style:graphic-properties draw:stroke="none" draw:fill="gradient" draw:fill-gradient-name="gradient-6" draw:textarea-horizontal-align="justify" draw:textarea-vertical-align="middle" draw:auto-grow-height="false"/>
    </style:style>
    <style:style style:name="gr32" style:family="graphic" style:parent-style-name="standard">
      <style:graphic-properties svg:stroke-width="0.1cm" svg:stroke-color="#ffffff" draw:marker-start-width="0.46cm" draw:marker-end-width="0.46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33" style:family="graphic" style:parent-style-name="standard">
      <style:graphic-properties svg:stroke-width="0.1cm" svg:stroke-color="#ffffff" draw:marker-start-width="0.46cm" draw:marker-end-width="0.46cm" draw:fill="solid" draw:fill-color="#00000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34" style:family="graphic" style:parent-style-name="standard">
      <style:graphic-properties svg:stroke-width="0.05cm" svg:stroke-color="#ffffff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2cm" svg:stroke-color="#ffffff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svg:stroke-color="#808080" draw:fill="gradient" draw:fill-color="#99ccff" draw:fill-gradient-name="Gradient_20_7" draw:textarea-horizontal-align="justify" draw:textarea-vertical-align="middle" draw:auto-grow-height="false"/>
    </style:style>
    <style:style style:name="gr37" style:family="graphic" style:parent-style-name="standard">
      <style:graphic-properties draw:stroke="none" draw:fill="solid" draw:fill-color="#000000" draw:fill-gradient-name="Gradient_20_9" draw:opacity="35%" draw:textarea-horizontal-align="justify" draw:textarea-vertical-align="middle" draw:auto-grow-height="false"/>
    </style:style>
    <style:style style:name="gr38" style:family="graphic" style:parent-style-name="standard">
      <style:graphic-properties draw:stroke="none" draw:fill="gradient" draw:fill-gradient-name="gradient-1" draw:textarea-horizontal-align="justify" draw:textarea-vertical-align="middle" draw:auto-grow-height="false"/>
    </style:style>
    <style:style style:name="gr39" style:family="graphic" style:parent-style-name="standard">
      <style:graphic-properties svg:stroke-width="0.05cm" svg:stroke-color="#4c4c4c" draw:marker-start-width="0.39cm" draw:marker-end-width="0.39cm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0" style:family="graphic" style:parent-style-name="standard">
      <style:graphic-properties svg:stroke-width="0.05cm" svg:stroke-color="#4c4c4c" draw:marker-start-width="0.39cm" draw:marker-end-width="0.39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1" style:family="graphic" style:parent-style-name="standard">
      <style:graphic-properties svg:stroke-width="0.05cm" svg:stroke-color="#4c4c4c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1cm" svg:stroke-color="#4c4c4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svg:stroke-width="0.05cm" svg:stroke-color="#ffffff" draw:marker-start-width="0.39cm" draw:marker-end-width="0.39cm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4" style:family="graphic" style:parent-style-name="standard">
      <style:graphic-properties svg:stroke-width="0.05cm" svg:stroke-color="#ffffff" draw:marker-start-width="0.39cm" draw:marker-end-width="0.39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5" style:family="graphic" style:parent-style-name="standard">
      <style:graphic-properties svg:stroke-width="0.1cm" svg:stroke-color="#ffff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family="'Arial Black'" style:font-style-name="Normal" style:font-pitch="variable" fo:font-size="54pt" style:font-size-asian="18pt" style:font-size-complex="18pt"/>
    </style:style>
    <style:style style:name="P3" style:family="paragraph">
      <style:paragraph-properties fo:text-align="center"/>
      <style:text-properties fo:font-family="'Arial Black'" style:font-style-name="Normal" style:font-pitch="variable" fo:font-size="54pt" style:font-size-asian="18pt" style:font-size-complex="18pt"/>
    </style:style>
    <style:style style:name="P4" style:family="paragraph">
      <style:text-properties fo:font-family="'DejaVu Sans'" style:font-style-name="Bold" style:font-family-generic="swiss" style:font-pitch="variable" fo:font-size="44pt" fo:font-weight="bold" style:font-size-asian="18pt" style:font-size-complex="18pt"/>
    </style:style>
    <style:style style:name="P5" style:family="paragraph">
      <style:paragraph-properties fo:text-align="center"/>
      <style:text-properties fo:font-family="'DejaVu Sans'" style:font-style-name="Bold" style:font-family-generic="swiss" style:font-pitch="variable" fo:font-size="80pt" fo:font-weight="bold" style:font-size-asian="18pt" style:font-size-complex="18pt"/>
    </style:style>
    <style:style style:name="P6" style:family="paragraph">
      <style:paragraph-properties fo:line-height="75%"/>
      <style:text-properties fo:font-family="'DejaVu Sans'" style:font-style-name="Bold" style:font-family-generic="swiss" style:font-pitch="variable" fo:font-size="66pt" fo:font-weight="bold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text-properties fo:color="#000000" fo:font-family="'DejaVu Sans'" style:font-style-name="Bold" style:font-family-generic="swiss" style:font-pitch="variable" fo:font-size="60pt" fo:font-weight="bold" style:font-size-asian="18pt" style:font-size-complex="18pt" style:font-relief="embossed"/>
    </style:style>
    <style:style style:name="T1" style:family="text">
      <style:text-properties fo:font-family="'Arial Black'" style:font-style-name="Normal" style:font-pitch="variable" fo:font-size="54pt" style:font-size-asian="18pt" style:font-size-complex="18pt"/>
    </style:style>
    <style:style style:name="T2" style:family="text">
      <style:text-properties fo:font-family="'DejaVu Sans'" style:font-style-name="Bold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4.8cm" svg:x="5.1cm" svg:y="1.3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cm" svg:height="4.4cm" svg:x="5.3cm" svg:y="1.5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248.68506846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0.8cm" svg:x="8.6cm" svg:y="1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7.4cm" svg:y="3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cm" svg:y1="2.299cm" svg:x2="7.5cm" svg:y2="3.499cm">
          <text:p/>
        </draw:line>
        <draw:line draw:style-name="gr5" draw:text-style-name="P1" draw:layer="layout" svg:x1="9cm" svg:y1="2.299cm" svg:x2="7.5cm" svg:y2="3.499cm">
          <text:p/>
        </draw:line>
        <draw:line draw:style-name="gr5" draw:text-style-name="P1" draw:layer="layout" svg:x1="7.5cm" svg:y1="5.299cm" svg:x2="7.5cm" svg:y2="3.499cm">
          <text:p/>
        </draw:line>
        <draw:custom-shape draw:style-name="gr4" draw:text-style-name="P1" draw:layer="layout" svg:width="0.2cm" svg:height="0.2cm" svg:x="8.9cm" svg:y="2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5cm" svg:y1="5.099cm" svg:x2="7.5cm" svg:y2="3.699cm">
          <text:p/>
        </draw:line>
        <draw:line draw:style-name="gr6" draw:text-style-name="P1" draw:layer="layout" svg:x1="7.659cm" svg:y1="3.372cm" svg:x2="8.817cm" svg:y2="2.445cm">
          <text:p/>
        </draw:line>
        <draw:line draw:style-name="gr6" draw:text-style-name="P1" draw:layer="layout" svg:x1="7.326cm" svg:y1="3.366cm" svg:x2="6.168cm" svg:y2="2.439cm">
          <text:p/>
        </draw:line>
        <draw:frame draw:style-name="gr7" draw:text-style-name="P2" draw:layer="layout" svg:width="5.9cm" svg:height="2.935cm" svg:x="10.4cm" svg:y="1.264cm">
          <draw:text-box>
            <text:p><text:span text:style-name="T1">Live</text:span></text:p>
          </draw:text-box>
        </draw:frame>
        <draw:frame draw:style-name="gr8" draw:text-style-name="P2" draw:layer="layout" svg:width="5.37cm" svg:height="2.935cm" svg:x="10.4cm" svg:y="3.264cm">
          <draw:text-box>
            <text:p><text:span text:style-name="T1">Shift</text:span></text:p>
          </draw:text-box>
        </draw:frame>
        <draw:custom-shape draw:style-name="gr3" draw:text-style-name="P1" draw:layer="layout" svg:width="0.8cm" svg:height="0.8cm" svg:x="5.6cm" svg:y="1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5.9cm" svg:y="2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7.1cm" svg:y="4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7.4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8.207cm" svg:height="7.775cm" svg:x="3.9cm" svg:y="7.023cm" svg:viewBox="0 0 8208 7776" svg:d="m25 0h8158l25 25-25 25h-25l25 26 25 1078-25 25v76l25 25v74l-25 25v177l25 25v225l-25 26v827l25 25v276l-25 26v2733l-25 25h-3640l-3087 51v49l-25 25-25-25v-49h-51l-25 25h-125l-25-25h-25l-25 25h-51l-25-25h-25l-25 25h-326l-26-25v25l-25 24-25-24h-552l-25-25v-202l25-25 25-175-25-4991-25-76 25-50 25-25h251l151 25 25 25-25 25-101 76-50 50v24l50 51 101 25 25-25v-26l26-25h24l100-99h26l-26-26v-50l26-25h200l25-25 25 25-50 50h75l-25-25 25-25h152l50-50h25l25 25h1104l25 25-25 25h-1179l-25 25-126 51-101 25h-49l-51-51h-25v26l25 25 1330 50 26 24-26 25h-326l25 26h4317v-26h-577l-25-25 25-24h577l25-25h125l25 25 101 24h25l51 51 25 75v276l25 25v51l-25 25v577l25 200 25 25 25-25v-1204l25-51 50-49h25l76-25-26-25-25 25-25-25v-25l25-26-50-25h-4292l-25-25 25-25h1732l25-25h201l25 25h2536l25 25h1053l25-25v-25l25-25h25l76-75h25l-25-25h-1456l-25-25 25-25h-6525l-25-26h-26l26 26 75 25h6350l25 25-25 25h-6400l-25 24-51-49-25-50v-51zm301 678 25 25v426l-25 25v25l25 25v4189l-25 25 50 51h7506l50-26 24-25v-4114l25 25-25 25 75 4089 26 51 50 49h25l25 25v25l-100-25-51-49-1078-25h-5121l-25 25h-1481v-2760l25-25v-25l-25-24v-276l25-25v-1230l-25-25zm6400-552 553 25-25 26h-201l-26 25 26 25v25l-26 24v25l26 25 25-25h50l-50 51v25l25 25h50v76h-50l-25-51v-50l-51-51h-50l-24 26 24 25h50v50h-25l-25 25v76l-49-25-51-51-25 26v25l51 49h25l49 25 25 25v26h-25l-24-26h-25l-25 26-51 75v175l25 25 51 26 49 50v25l-74 76 25 25v24l-51-49h-25l-25 25v49h-50v-878l-26-24h-25v-25h25l26-25v-25l-26-26h-25zm-3890 201h1305l26 25 551 25 26-25 75 25 25 25h100l25-25h227l602 101 25 25-25 24 25 25h25l201 202 25 74 75 853v1305l-126 1028-50 151v25l25 24v101h-25l-24-25h-126l-25-25h-25l-51 25-1656 276h-1105l-802-76v-24h75l24 24 1833 50 552-50 101-24 25-25-25-25h-76l-25 25h-75l-25-25h-25l-25 25h-528l-25 25h-175l-25-25h-176l-25 25h-100l-26-25-1656-76-527-75h-50l-50 25h-101l-25-25v-150l-76-628-25-25-24-1855 49-552 76-402 176-200h50l24 25h76l25-25-25-25h50l25 25h76l25-25-25-26 50-25h125l25 25h51l25-25v-25h50l-25 25 25 25zm5798-50-25 25h-151l-25 25v26h-175l25-26-25-25h-25v-25zm627 4039-25 25-101 49h-25l-25-24h-878l-76-50-25-51v-75l25 25v25l25 25 76 26h225l26-26h702l26-25 25-1129-25-25v-50l25-25v-26l-25-24v-50l25-25v-101l-25-25v-175l25-25zm-7253 1002 24 1030 75 74h5698l50-24 50-50v-377l26 25v352l-26 99-50 51h-5798l-49-26zm6676-3988h74l51 25 75 76 25 50v125l-25 50-25 25h-25l-25 26v25l25 25h25l50-50v25l-25 25-75 50h-201l-75-50-51-50-25-51v-50l25-24 26-101v-25l75-76zm101 703h99l26 25 50 26h25l51 49 25 75v177l-126 125-51 25h-99l-101-51-75-75-26-49-25-76v-25l25-25 26-51v-50l50-49h50l51-26zm427 778 24 476-24 25v151l24 25v24l-24 26v25l24 25v25l-24 25v51l24 25v552l-24 25v25l24 25v175h-803l-25-25v-802l25-25v-26l-25-25v-777zm-6175 2984 25 25v76l177-50h74l25 25h25l26-25h25l50 25 76 75v201l-25 25-101 527v275l-25 26-26-26h-25l-25 26-100 577-50 50-151 50-25-25 25-25h-25l-25 25-75-50-25-25v-276l76-552 74-929zm6652 101h301l51 51 24 49 151 1380 25 26v150l-50 50-176-50-50-51-276-1253-50-202v-99z">
          <text:p/>
        </draw:path>
        <draw:g>
          <draw:custom-shape draw:style-name="gr3" draw:text-style-name="P1" draw:layer="layout" svg:width="0.8cm" svg:height="0.8cm" svg:x="8.4cm" svg:y="8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cm" svg:height="0.2cm" svg:x="7.2cm" svg:y="9.5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5.8cm" svg:y1="8.499cm" svg:x2="7.3cm" svg:y2="9.699cm">
            <text:p/>
          </draw:line>
          <draw:line draw:style-name="gr5" draw:text-style-name="P1" draw:layer="layout" svg:x1="8.8cm" svg:y1="8.499cm" svg:x2="7.3cm" svg:y2="9.699cm">
            <text:p/>
          </draw:line>
          <draw:line draw:style-name="gr5" draw:text-style-name="P1" draw:layer="layout" svg:x1="7.3cm" svg:y1="11.499cm" svg:x2="7.3cm" svg:y2="9.699cm">
            <text:p/>
          </draw:line>
          <draw:custom-shape draw:style-name="gr4" draw:text-style-name="P1" draw:layer="layout" svg:width="0.2cm" svg:height="0.2cm" svg:x="8.7cm" svg:y="8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3cm" svg:y1="11.299cm" svg:x2="7.3cm" svg:y2="9.899cm">
            <text:p/>
          </draw:line>
          <draw:line draw:style-name="gr6" draw:text-style-name="P1" draw:layer="layout" svg:x1="7.459cm" svg:y1="9.572cm" svg:x2="8.617cm" svg:y2="8.645cm">
            <text:p/>
          </draw:line>
          <draw:line draw:style-name="gr6" draw:text-style-name="P1" draw:layer="layout" svg:x1="7.126cm" svg:y1="9.566cm" svg:x2="5.968cm" svg:y2="8.639cm">
            <text:p/>
          </draw:line>
          <draw:custom-shape draw:style-name="gr3" draw:text-style-name="P1" draw:layer="layout" svg:width="0.8cm" svg:height="0.8cm" svg:x="5.4cm" svg:y="8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cm" svg:height="0.2cm" svg:x="5.7cm" svg:y="8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8cm" svg:height="0.8cm" svg:x="6.9cm" svg:y="11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cm" svg:height="0.2cm" svg:x="7.2cm" svg:y="11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2" draw:layer="layout" svg:width="5.9cm" svg:height="2.935cm" svg:x="12.4cm" svg:y="7.364cm">
            <draw:text-box>
              <text:p><text:span text:style-name="T1">Live</text:span></text:p>
            </draw:text-box>
          </draw:frame>
          <draw:frame draw:style-name="gr8" draw:text-style-name="P2" draw:layer="layout" svg:width="5.37cm" svg:height="2.935cm" svg:x="12.4cm" svg:y="9.364cm">
            <draw:text-box>
              <text:p><text:span text:style-name="T1">Shift</text:span></text:p>
            </draw:text-box>
          </draw:frame>
        </draw:g>
        <draw:g>
          <draw:path draw:style-name="gr9" draw:text-style-name="P1" draw:layer="layout" svg:width="8.993cm" svg:height="8.52cm" svg:x="2.252cm" svg:y="15.847cm" svg:viewBox="0 0 8994 8521" svg:d="m27 0h8939l28 27-28 28h-27l27 27 28 1182-28 27v83l28 28v82l-28 28v192l28 27v248l-28 27v907l28 28v302l-28 28v2996l-27 28h-3988l-3383 54v55l-27 28-28-28v-55h-56l-27 28h-137l-28-28h-27l-28 28h-54l-29-28h-27l-28 28h-357l-27-28v28l-28 27-27-27h-606l-27-28v-220l27-27 28-192-28-5470-27-83 27-55 28-28h275l165 28 28 27-28 28-110 83-55 55v27l55 55 110 27 28-27v-27l27-28h28l110-110h27l-27-28v-55l27-27h220l28-28 27 28-55 55h83l-28-28 28-27h165l55-55h27l28 27h1210l28 28-28 27h-1293l-27 28-138 55-110 28h-55l-54-56h-29v28l29 28 1457 55 27 27-27 28h-358l28 27h4730v-27h-632l-28-28 28-27h632l28-28h138l27 28 110 27h28l54 55 28 82v303l28 27v55l-28 28v632l28 220 27 27 28-27v-1320l27-54 55-55h28l82-28-27-27-28 27-27-27v-28l27-28-55-27h-4703l-27-28 27-27h1898l28-28h219l28 28h2778l27 27h1155l28-27v-28l27-27h28l83-82h27l-27-28h-1596l-27-27 27-28h-7151l-28-27h-27l27 27 83 28h6959l27 27-27 28h-7014l-28 27-55-55-27-55v-55zm2531 440 1072 28 28 27-28 28h-1127l-28-28 28-27zm3108 0 27 27-27 28h-1871l-27-28 27-27zm-3383 274 27 28v467l-27 27v28l27 28v4590l-27 27 55 55h8224l55-27 27-28v-4507l28 27-28 28 83 4480 28 55 55 55h27l28 27v28l-110-28-56-55-1182-27h-5611l-28 27h-1622v-3024l27-27v-27l-27-28v-302l27-28v-1347l-27-27zm7013-605 605 28-27 27h-220l-28 28 28 27v28l-28 27v28l28 28 27-28h55l-55 55v28l28 27h55v82h-55l-28-55v-54l-55-55h-55l-27 27 27 28h55v54h-27l-28 28v82l-55-27-54-55-28 27v28l55 55h27l55 27 28 27v28h-28l-27-28h-28l-27 28-55 82v193l28 28 54 27 55 55v27l-82 83 27 27v28l-54-55h-28l-28 27v56h-55v-963l-27-27h-28v-28h28l27-27v-28l-27-27h-28zm-3053 110 28 27 302 28h276v28h-138l-28-28-1348-28-27 28h-440l28-28zm2998-27h192l28 27h110l27-27h275l-27 27-55 28h-275l-248-28zm-2888 83h1431l27 28 604 27 29-27 82 27 27 27h110l28-27h247l661 110 27 27-27 28 27 27h27l221 220 27 83 82 934v1429l-137 1128-55 164v28l28 27v110h-28l-27-27h-138l-27-28h-28l-55 28-1816 302h-1209l-881-82v-28h83l27 28 2008 55 605-55 111-28 27-27-27-28h-83l-28 28h-82l-28-28h-27l-27 28h-578l-28 27h-193l-27-27h-192l-28 27h-110l-27-27-1815-83-578-82h-55l-55 27h-111l-27-27v-165l-82-688-28-27-27-2034 55-605 82-440 193-219h55l27 27h83l27-27-27-28h54l29 28h82l27-28-27-27 55-28h137l27 28h56l28-28v-27h54l-27 27 27 28zm6354-55-28 27h-165l-27 28v27h-193l28-27-28-28h-27v-27zm-303-27 28 27-55 55h-27l-28-28 28-27zm1045 4425-28 28-110 55h-28l-27-28h-963l-82-55-28-55v-82l28 27v27l27 28 82 28h248l28-28h770l28-28 27-1236-27-27v-56l27-27v-28l-27-27v-55l27-28v-109l-27-28v-193l27-27zm-7949 1100 28 1126 82 83h6244l55-28 55-55v-412l27 27v385l-27 111-55 55h-6354l-55-28zm7316-4370h83l55 27 82 82 28 55v138l-28 55-27 28h-28l-27 27v27l27 28h28l55-55v27l-28 28-82 55h-220l-83-55-55-55-27-55v-55l27-28 28-110v-27l82-82zm110 769h110l28 28 55 27h27l56 55 27 82v193l-138 138-55 27h-110l-110-55-82-82-28-56-27-82v-28l27-27 28-55v-55l55-55h55l55-27zm467 852 28 522-28 28v164l28 28v27l-28 28v27l28 28v28l-28 27v55l28 27v605l-28 27v28l28 27v193h-880l-28-27v-880l28-28v-27l-28-27v-853zm771 1924h54l55 55v55h-302l-28-27v-28l55-27h28l27 27h56zm-7482 1292 28 28v82l192-55h83l27 28h28l27-28h27l55 28 83 82v220l-27 28-111 577v302l-27 28-27-28h-28l-27 28-110 632-56 54-164 56-28-27 28-29h-28l-27 29-83-56-28-27v-302l83-606 83-1016zm7288 109h330l55 55 28 56 165 1511 28 28v165l-55 54-193-54-55-55-303-1375-55-219v-111z">
            <text:p/>
          </draw:path>
          <draw:path draw:style-name="gr10" draw:text-style-name="P1" draw:layer="layout" svg:width="0.714cm" svg:height="0.164cm" svg:x="7.753cm" svg:y="16.781cm" svg:viewBox="0 0 715 165" svg:d="m27 0h110l55 55-27 27h-138l-27-27v-28zm660 55 55 55-27 28h-84l-27-28 27-27z">
            <text:p/>
          </draw:path>
          <draw:path draw:style-name="gr11" draw:text-style-name="P1" draw:layer="layout" svg:width="8.911cm" svg:height="7.97cm" svg:x="2.279cm" svg:y="15.984cm" svg:viewBox="0 0 8912 7971" svg:d="m27 0h83l28 27-83 83-28-28-27-55zm275-27 28 27h192l28 28v27l-28 28-27-28h-193l-27-27v-28zm1925-27 522 27 28 28-28 27h-494l-55-55zm2338 0h412l27 28-27 27-220 28h-110l-82-28-28-27zm-3273 55 27 27-54 55-28-27zm55 467h137l55 55-27 28-110 27h-55l-27-27v-56zm4730-27h192l111 27 27 28v28l-27 27h-28l-27-27h-220l-55-56zm385-27h82l27 27h84l27-27h55l27 27-55 56-54 27h-56l-28-27-82 27-27 28-28-28v-83zm1843 1842 28 28-56 55-27-27zm468 549 27 28v412l-27 27h-28l-27-27v-193l27-219zm-1458 1071 28 28v907l27 27v385l-27 28-28-28-27-1319zm1210 715h55l27 27-27 28-55 27h-27l-28-27zm-357 0 27 27-55 55h-83l-27-28 27-27zm-7096 165 28 28v329l55 55-28 27-82-82v-329zm7976-28 28 28v27l-28 55-27 28-28-28v-27l28-55zm-1513 440 27 27-55 55-27-27zm1843 82 27 27v28l28 55 27 27h28l55 55v27l-28 28-110-28-83-82 28-27h28v-28l-28-27v-28zm-8499 110 28 27-55 55h-28l-27-27 27-28zm963 440h28l27 28 27 55v27l-27 28-83-83v-27zm6794 0h82l28 27-28 28-110 27-27-27zm330-55h55l55 55-28 27-82-27-27-28zm0 1237 27 28-27 55-28 27-27-27v-28zm55 110h27l28 27v56l-28 27-27-27-28-56z">
            <text:p/>
          </draw:path>
          <draw:path draw:style-name="gr12" draw:text-style-name="P1" draw:layer="layout" svg:width="9.048cm" svg:height="8.437cm" svg:x="2.252cm" svg:y="15.874cm" svg:viewBox="0 0 9049 8438" svg:d="m8966 0h28l27 27 28 908v5387l-28 27h-605v28l-27 27h-28v220l28 27 165 1292 55 385-55 55h-27l-28-27v-275l-27-27-28-83-165-1375-28-27h-54l-28 27h-138l-27-27h-83l-27 27v138l27 28 330 1484 193 110 28 27v28l-28 27h-28l-27-27h-165l-27-28-55-357-28-83-28-55-192-879-28-28v248l28 302 27 27v166l-27 27h-303l-27-27-220-1347-28-55h-4125l-28-27 28-28 4207-27 28 27 1513-27 27-2117-27-28v-192l27-28v-3490l-27-28v-330zm-8912 28 28 27v55l27 28 28-28 55-27h110l28 27v28h192l28 27v-27h-193l-27-28 27-27h1843l55 55h55l-27-28 27-27 55 55h82l-27-28 27-27h5364l28-28h1045l55 55-221 192h-825l-27-27h-3108l-28-28h-219l-28 28-3136-28-27-27h-83l-54 55h-111l-27-28h-83l-27 28h-220l-28-28h-82l-28 28h-193l-27-28h-275v28l-28 27-27-27v-220zm220 247h110l27 28v28l-27 27-27-27h-55l-28 27-27-27v-28zm137 165 27 28v5414l4374 28 3933-28v-4700l27-28 28 28v1512l27 28v631l-27 28v330l27 27v715l28 28v192l-28 27v193l28 28v961l28 28v27l-28 28-55 27h-770l-28-27h-6656l-27 27h-908l-27-27-28-83v-192l28-28v-5194zm7728 302 55 55h165l28 28v27l-28 27h-165v28l-27 27h-55l-55-55h-110l-27-27v-27l27-28h165v-27zm-440 0h82l28 27v55l-55 82-28 28h-55l-54-55v-28l54-82zm-5665 0h137l27 28-27 27-137 27-28-27v-27zm3850 0h83l247 27 111 27 27 28-27 27h-138l-220-27-83-28-27-27zm-4428 55h27l28 27-28 28-55 27-27-27zm5033-55h83l54 27 28 28-28 27h-27l-110-27-27-28zm1705 358h55l55 27 82 83 56 82v138l-28 55-55 55h-28v27h28l55-55 28 28-28 54-28 28-82 55h-192l-28-28-55-27h-28l-55-55v-27l-27-55-28-28v-27l28-111 27-55 110-109 56-28zm54 797h110l28 28 55 27h27l83 83 28 82v165l-28 55-138 138-110 27h-27l-28-27-110-28h-27l-28-27-55-83-27-110v-55l27-137 83-83zm413 825 27 28h55l27-28 55 28 28 27v687l27 27v28l-27 27v165l27 28v27l-27 28v27l27 28v55l-27 27v111l27 27v27l-27 28v27l27 28v55l-27 27v28l27 27v27l-27 28v248l-28 27h-220l-27-27h-28l-27 27h-138l-27-27h-83l-27 27h-138l-165-27-28-28v-880l28-27v-27l-28-28v-742l28-28v-27l-28-28v-27l28-27zm-6876 301 28 28v2199l55 55h6271l55-28 27-27v-385l28-27 27 27v495l-27 28-83 55h-2750l-27-28h-523l-28 28h-193l-27-28h-28l-27 28h-2695l-55-28-55-55v-2309zm7976 193 28 27v797l27 28v247l-27 27v193l27 28v301l-55 111-27 27h-1101l-55-27-82-82v-111l27-27 28 27v28l55 54h880l220-27 28-55v-1539zm-990 1402h219l55 27 28 28-28 27-192 28-82-28-28-27v-28zm770-27h55l27 27 28 55-55 55h-275l-55-55v-27l27-28h221zm-6684 1210 28 27v138l-138 907-28 220-27 110-28 27-55 28h-27l-28-28h-138l-27-27v-137l27-29v-27l-27-28v-27l138-825 27-27v-28l-27-82-27 28h-29l-27-28h-220l-27 28h-56l-27-28h-28l-27 28v82l-27 27-28-27v-275l28-27z">
            <text:p/>
          </draw:path>
        </draw:g>
        <draw:frame draw:style-name="gr13" draw:text-style-name="P1" draw:layer="layout" svg:width="7.328cm" svg:height="8.299cm" svg:x="13.092cm" svg:y="18.24cm">
          <draw:image xlink:href="Pictures/10000201000002100000025603DDB470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14" draw:text-style-name="P1" draw:layer="layout" svg:width="19.69cm" svg:height="4.9cm" svg:x="1.01cm" svg:y="3.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draw:layer="layout" svg:width="0.8cm" svg:height="0.8cm" svg:x="9.8cm" svg:y="17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cm" svg:height="0.2cm" svg:x="8.6cm" svg:y="18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7.2cm" svg:y1="17.5cm" svg:x2="8.7cm" svg:y2="18.7cm">
            <text:p/>
          </draw:line>
          <draw:line draw:style-name="gr5" draw:text-style-name="P1" draw:layer="layout" svg:x1="10.2cm" svg:y1="17.5cm" svg:x2="8.7cm" svg:y2="18.7cm">
            <text:p/>
          </draw:line>
          <draw:line draw:style-name="gr5" draw:text-style-name="P1" draw:layer="layout" svg:x1="8.7cm" svg:y1="20.5cm" svg:x2="8.7cm" svg:y2="18.7cm">
            <text:p/>
          </draw:line>
          <draw:custom-shape draw:style-name="gr4" draw:text-style-name="P1" draw:layer="layout" svg:width="0.2cm" svg:height="0.2cm" svg:x="10.1cm" svg:y="17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6" draw:text-style-name="P1" draw:layer="layout" svg:x1="8.7cm" svg:y1="20.3cm" svg:x2="8.7cm" svg:y2="18.9cm">
            <text:p/>
          </draw:line>
          <draw:line draw:style-name="gr6" draw:text-style-name="P1" draw:layer="layout" svg:x1="8.859cm" svg:y1="18.573cm" svg:x2="10.017cm" svg:y2="17.646cm">
            <text:p/>
          </draw:line>
          <draw:line draw:style-name="gr6" draw:text-style-name="P1" draw:layer="layout" svg:x1="8.526cm" svg:y1="18.567cm" svg:x2="7.368cm" svg:y2="17.64cm">
            <text:p/>
          </draw:line>
          <draw:custom-shape draw:style-name="gr3" draw:text-style-name="P1" draw:layer="layout" svg:width="0.8cm" svg:height="0.8cm" svg:x="6.8cm" svg:y="17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cm" svg:height="0.2cm" svg:x="7.1cm" svg:y="17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8cm" svg:height="0.8cm" svg:x="8.3cm" svg:y="20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cm" svg:height="0.2cm" svg:x="8.6cm" svg:y="20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ath draw:style-name="gr15" draw:text-style-name="P3" draw:layer="layout" svg:width="1.078cm" svg:height="1.363cm" svg:x="11.19cm" svg:y="17.223cm" svg:viewBox="0 0 1079 1364" svg:d="m0 0c140 0 281 0 421 0 0 343 0 685 0 1028 220 0 439 0 658 0 0 112 0 224 0 336-360 0-719 0-1079 0 0-455 0-909 0-1364z">
              <text:p/>
            </draw:path>
            <draw:path draw:style-name="gr15" draw:text-style-name="P3" draw:layer="layout" svg:width="0.378cm" svg:height="1.363cm" svg:x="12.448cm" svg:y="17.222cm" svg:viewBox="0 0 379 1364" svg:d="m0 0c126 0 252 0 379 0 0 86 0 172 0 258-127 0-253 0-379 0 0-86 0-172 0-258zm0 376c126 0 252 0 379 0 0 329 0 658 0 988-127 0-253 0-379 0 0-330 0-659 0-988z">
              <text:p/>
            </draw:path>
            <draw:path draw:style-name="gr15" draw:text-style-name="P3" draw:layer="layout" svg:width="1.165cm" svg:height="0.987cm" svg:x="12.957cm" svg:y="17.599cm" svg:viewBox="0 0 1166 988" svg:d="m0 0c131 0 263 0 394 0 64 209 128 417 192 626 66-209 132-417 198-626 128 0 255 0 382 0-139 329-279 658-419 988-112 0-224 0-336 0-137-330-274-659-411-988z">
              <text:p/>
            </draw:path>
            <draw:path draw:style-name="gr15" draw:text-style-name="P3" draw:layer="layout" svg:width="1.143cm" svg:height="1.031cm" svg:x="14.135cm" svg:y="17.576cm" svg:viewBox="0 0 1144 1032" svg:d="m1144 610h-759c7 61 23 106 49 136 37 43 85 64 144 64 37 0 72-9 106-28 20-12 42-33 66-62l373 34c-57 99-126 170-207 214-80 43-196 64-347 64-131 0-234-18-309-55-75-37-137-96-186-176s-74-175-74-283c0-154 49-279 148-375 99-95 236-143 410-143 142 0 253 21 335 64 82 43 144 105 187 186s64 187 64 317zm-385-138c-7-73-27-126-59-157-32-32-74-48-126-48-60 0-108 24-144 72-23 30-38 74-44 133z">
              <text:p/>
            </draw:path>
          </draw:g>
          <draw:g>
            <draw:path draw:style-name="gr16" draw:text-style-name="P3" draw:layer="layout" svg:width="1.236cm" svg:height="1.409cm" svg:x="11.116cm" svg:y="19.199cm" svg:viewBox="0 0 1237 1410" svg:d="m0 923h401c9 62 26 109 53 141 43 52 105 78 186 78 60 0 106-14 139-42 33-28 49-61 49-98 0-36-16-67-47-95-31-28-103-54-215-79-185-42-317-97-396-166-79-69-119-156-119-263 0-70 20-136 61-199 41-62 102-111 183-147 82-35 194-53 336-53 174 0 307 33 398 100s146 173 163 319h-397c-10-58-32-100-66-126-34-26-81-39-140-39-49 0-86 10-111 31s-37 46-37 76c0 22 10 41 31 58 19 18 67 35 141 51 184 39 316 80 396 120 79 41 137 91 174 151 36 60 54 128 54 202 0 87-24 168-72 242-49 74-116 130-203 168-87 38-196 57-329 57-231 0-392-46-481-137-90-92-140-208-152-350z">
              <text:p/>
            </draw:path>
            <draw:path draw:style-name="gr16" draw:text-style-name="P3" draw:layer="layout" svg:width="1.044cm" svg:height="1.362cm" svg:x="12.54cm" svg:y="19.223cm" svg:viewBox="0 0 1045 1363" svg:d="m0 0h379v502c51-53 102-91 153-114 51-23 111-35 181-35 102 0 184 32 243 94 59 63 89 159 89 289v627h-381v-543c0-62-11-106-34-131s-55-39-97-39c-46 0-83 17-112 52-28 35-42 97-42 187v474h-379z">
              <text:p/>
            </draw:path>
            <draw:path draw:style-name="gr16" draw:text-style-name="P3" draw:layer="layout" svg:width="0.378cm" svg:height="1.363cm" svg:x="13.824cm" svg:y="19.222cm" svg:viewBox="0 0 379 1364" svg:d="m0 0c126 0 252 0 379 0 0 86 0 172 0 258-127 0-253 0-379 0 0-86 0-172 0-258zm0 376c126 0 252 0 379 0 0 329 0 658 0 988-127 0-253 0-379 0 0-330 0-659 0-988z">
              <text:p/>
            </draw:path>
            <draw:path draw:style-name="gr16" draw:text-style-name="P3" draw:layer="layout" svg:width="0.781cm" svg:height="1.386cm" svg:x="14.346cm" svg:y="19.199cm" svg:viewBox="0 0 782 1387" svg:d="m521 399h180v277h-180v711h-380v-711h-141v-277h141v-45c0-40 5-84 13-133 9-48 25-88 49-118s58-56 101-75c43-19 106-28 189-28 66 0 163 8 289 23l-42 229c-45-7-81-11-109-11-34 0-59 6-74 17-15 12-25 30-31 54-4 14-5 43-5 87z">
              <text:p/>
            </draw:path>
            <draw:path draw:style-name="gr16" draw:text-style-name="P3" draw:layer="layout" svg:width="0.74cm" svg:height="1.385cm" svg:x="15.124cm" svg:y="19.222cm" svg:viewBox="0 0 741 1386" svg:d="m519 0v376h208v276h-208v351c0 42 4 70 12 83 13 21 34 32 65 32 28 0 67-8 117-24l28 261c-93 20-181 31-262 31-94 0-164-12-208-37-45-24-78-60-99-110s-32-129-32-239v-348h-140v-276h140v-182z">
              <text:p/>
            </draw:path>
          </draw:g>
        </draw:g>
        <draw:frame draw:style-name="gr17" draw:text-style-name="P4" draw:layer="layout" svg:width="8.266cm" svg:height="2.063cm" svg:x="6.7cm" svg:y="12.9cm">
          <draw:text-box>
            <text:p text:style-name="P4"><text:span text:style-name="T2">LiveShift</text:span></text:p>
          </draw:text-box>
        </draw:frame>
        <draw:frame draw:style-name="gr17" draw:text-style-name="P4" draw:layer="layout" svg:width="4.676cm" svg:height="3.875cm" svg:x="12.409cm" svg:y="22.331cm">
          <draw:text-box>
            <text:p text:style-name="P4"><text:span text:style-name="T2">Live</text:span></text:p>
            <text:p text:style-name="P4"><text:span text:style-name="T2">Shift</text:span></text:p>
          </draw:text-box>
        </draw:frame>
        <draw:frame draw:style-name="gr17" draw:text-style-name="P4" draw:layer="layout" svg:width="8.266cm" svg:height="2.063cm" svg:x="1.356cm" svg:y="21.85cm">
          <draw:text-box>
            <text:p text:style-name="P4"><text:span text:style-name="T2">LiveShift</text:span></text:p>
          </draw:text-box>
        </draw:frame>
        <draw:g>
          <draw:custom-shape draw:style-name="gr3" draw:text-style-name="P1" draw:layer="layout" svg:width="0.8cm" svg:height="0.8cm" svg:x="5.4cm" svg:y="11.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cm" svg:height="0.2cm" svg:x="4.2cm" svg:y="13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2.8cm" svg:y1="12.3cm" svg:x2="4.3cm" svg:y2="13.5cm">
            <text:p/>
          </draw:line>
          <draw:line draw:style-name="gr5" draw:text-style-name="P1" draw:layer="layout" svg:x1="5.8cm" svg:y1="12.3cm" svg:x2="4.3cm" svg:y2="13.5cm">
            <text:p/>
          </draw:line>
          <draw:line draw:style-name="gr5" draw:text-style-name="P1" draw:layer="layout" svg:x1="4.3cm" svg:y1="15.3cm" svg:x2="4.3cm" svg:y2="13.5cm">
            <text:p/>
          </draw:line>
          <draw:custom-shape draw:style-name="gr4" draw:text-style-name="P1" draw:layer="layout" svg:width="0.2cm" svg:height="0.2cm" svg:x="5.7cm" svg:y="12.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6" draw:text-style-name="P1" draw:layer="layout" svg:x1="4.3cm" svg:y1="15.1cm" svg:x2="4.3cm" svg:y2="13.7cm">
            <text:p/>
          </draw:line>
          <draw:line draw:style-name="gr6" draw:text-style-name="P1" draw:layer="layout" svg:x1="4.459cm" svg:y1="13.373cm" svg:x2="5.617cm" svg:y2="12.446cm">
            <text:p/>
          </draw:line>
          <draw:line draw:style-name="gr6" draw:text-style-name="P1" draw:layer="layout" svg:x1="4.126cm" svg:y1="13.367cm" svg:x2="2.968cm" svg:y2="12.44cm">
            <text:p/>
          </draw:line>
          <draw:custom-shape draw:style-name="gr3" draw:text-style-name="P1" draw:layer="layout" svg:width="0.8cm" svg:height="0.8cm" svg:x="2.4cm" svg:y="11.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cm" svg:height="0.2cm" svg:x="2.7cm" svg:y="12.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8cm" svg:height="0.8cm" svg:x="3.9cm" svg:y="14.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cm" svg:height="0.2cm" svg:x="4.2cm" svg:y="15.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path draw:style-name="gr18" draw:text-style-name="P5" draw:layer="layout" svg:width="1.46cm" svg:height="2.056cm" svg:x="6.319cm" svg:y="5.185cm" svg:viewBox="0 0 1461 2057" svg:d="m0 0c177 0 354 0 530 0 0 552 0 1104 0 1656 311 0 621 0 931 0 0 133 0 267 0 401-487 0-974 0-1461 0 0-686 0-1371 0-2057z">
            <text:p/>
          </draw:path>
          <draw:path draw:style-name="gr18" draw:text-style-name="P5" draw:layer="layout" svg:width="0.492cm" svg:height="2.143cm" svg:x="8.092cm" svg:y="5.098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8" draw:text-style-name="P5" draw:layer="layout" svg:width="1.754cm" svg:height="1.542cm" svg:x="8.863cm" svg:y="5.698cm" svg:viewBox="0 0 1755 1543" svg:d="m0 0c164 0 329 0 493 0 128 355 256 711 384 1066 128-355 256-711 383-1066 165 0 330 0 495 0-203 514-405 1029-608 1543-180 0-360 0-541 0-202-514-404-1029-606-1543z">
            <text:p/>
          </draw:path>
          <draw:path draw:style-name="gr18" draw:text-style-name="P5" draw:layer="layout" svg:width="1.655cm" svg:height="1.619cm" svg:x="10.778cm" svg:y="5.661cm" svg:viewBox="0 0 1656 1620" svg:d="m1656 805v140h-1153c12 116 53 203 125 260s172 87 300 87c104 0 210-15 319-46 109-31 221-77 336-140v380c-117 44-234 78-350 100-117 23-233 34-350 34-279 0-496-71-651-213s-232-341-232-597c0-252 76-450 228-594 152-144 361-216 627-216 243 0 437 73 582 219s219 341 219 586zm-507-164c0-94-28-170-82-227-55-57-126-86-214-86-96 0-173 27-233 80s-97 132-112 233z">
            <text:p/>
          </draw:path>
          <draw:path draw:style-name="gr18" draw:text-style-name="P5" draw:layer="layout" svg:width="1.622cm" svg:height="2.133cm" svg:x="12.773cm" svg:y="5.147cm" svg:viewBox="0 0 1623 2134" svg:d="m1488 102v435c-113-50-223-88-331-114-107-26-209-39-304-39-127 0-221 18-281 53-61 35-91 89-91 162 0 55 20 98 61 129s115 57 222 79l226 46c229 46 392 115 488 209 96 94 145 227 145 400 0 227-68 395-202 506s-340 166-617 166c-130 0-261-12-392-37-131-25-263-62-394-110v-448c131 70 258 122 381 158s241 53 354 53c116 0 205-20 266-58 62-39 93-94 93-166 0-64-21-113-63-148s-125-66-250-94l-205-45c-206-45-356-115-451-211s-143-227-143-390c0-205 66-362 198-473 133-110 323-165 571-165 113 0 229 9 348 25 119 17 243 43 371 77z">
            <text:p/>
          </draw:path>
          <draw:path draw:style-name="gr18" draw:text-style-name="P5" draw:layer="layout" svg:width="1.55cm" svg:height="2.142cm" svg:x="14.84cm" svg:y="5.098cm" svg:viewBox="0 0 1551 2143" svg:d="m1551 1204v939h-496v-153-563c0-135-3-228-9-278-6-51-16-88-31-112-19-32-45-57-78-75-33-18-71-27-113-27-103 0-184 40-243 119s-88 190-88 330v759h-493v-2143h493v826c75-90 153-156 237-199 84-43 176-64 277-64 178 0 313 55 406 164s138 268 138 477z">
            <text:p/>
          </draw:path>
          <draw:path draw:style-name="gr18" draw:text-style-name="P5" draw:layer="layout" svg:width="0.492cm" svg:height="2.143cm" svg:x="16.846cm" svg:y="5.098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8" draw:text-style-name="P5" draw:layer="layout" svg:width="1.197cm" svg:height="2.142cm" svg:x="17.629cm" svg:y="5.098cm" svg:viewBox="0 0 1198 2143" svg:d="m1198 0v324h-272c-70 0-119 12-146 38s-42 69-42 131v107h422v353h-422v1190h-493v-1190h-245v-353h245v-107c0-168 47-292 141-373s238-120 435-120z">
            <text:p/>
          </draw:path>
          <draw:path draw:style-name="gr18" draw:text-style-name="P5" draw:layer="layout" svg:width="1.246cm" svg:height="1.98cm" svg:x="18.839cm" svg:y="5.26cm" svg:viewBox="0 0 1247 1981" svg:d="m738 0v438h509v353h-509v654c0 72 15 120 43 145s85 38 169 38h254v353h-423c-195 0-333-41-414-122s-122-219-122-414v-654h-245v-353h245v-438z">
            <text:p/>
          </draw:path>
        </draw:g>
        <draw:g>
          <draw:path draw:style-name="gr19" draw:text-style-name="P1" draw:layer="layout" svg:width="0.8cm" svg:height="0.8cm" svg:x="4.51cm" svg:y="4.3cm" svg:viewBox="0 0 801 801" svg:d="m400 0c227 0 400 173 400 400s-173 400-400 400-400-173-400-400 173-400 400-400zm-400 0zm801 801z">
            <text:p/>
          </draw:path>
          <draw:path draw:style-name="gr20" draw:text-style-name="P1" draw:layer="layout" svg:width="0.2cm" svg:height="0.2cm" svg:x="3.31cm" svg:y="5.8cm" svg:viewBox="0 0 201 201" svg:d="m99 0c56 0 100 43 100 99s-44 100-100 100-99-44-99-100 43-99 99-99zm-99 0zm201 201z">
            <text:p/>
          </draw:path>
          <draw:path draw:style-name="gr5" draw:text-style-name="P1" draw:layer="layout" svg:width="1.92cm" svg:height="-0.001cm" draw:transform="rotate (-0.67474428882088) translate (1.91000401593217cm 4.69999498011923cm)" svg:viewBox="0 0 1921 0" svg:d="m0 0c640 0 1281 0 1921 0">
            <text:p/>
          </draw:path>
          <draw:path draw:style-name="gr5" draw:text-style-name="P1" draw:layer="layout" svg:width="1.92cm" svg:height="-0.001cm" draw:transform="rotate (-2.46684836476832) translate (4.91cm 4.7cm)" svg:viewBox="0 0 1921 0" svg:d="m0 0c640 0 1281 0 1921 0">
            <text:p/>
          </draw:path>
          <draw:path draw:style-name="gr5" draw:text-style-name="P1" draw:layer="layout" svg:width="1.799cm" svg:height="-0.001cm" draw:transform="rotate (1.5707963267946) translate (3.41cm 7.7cm)" svg:viewBox="0 0 1800 0" svg:d="m0 0c600 0 1200 0 1800 0">
            <text:p/>
          </draw:path>
          <draw:path draw:style-name="gr20" draw:text-style-name="P1" draw:layer="layout" svg:width="0.2cm" svg:height="0.2cm" svg:x="4.81cm" svg:y="4.6cm" svg:viewBox="0 0 201 201" svg:d="m99 0c56 0 100 43 100 99s-44 100-100 100-99-44-99-100 43-99 99-99zm-99 0zm201 201z">
            <text:p/>
          </draw:path>
          <draw:path draw:style-name="gr6" draw:text-style-name="P1" draw:layer="layout" svg:width="1.399cm" svg:height="-0.001cm" draw:transform="rotate (1.5707963267946) translate (3.41cm 7.5cm)" svg:viewBox="0 0 1400 0" svg:d="m0 0c467 0 933 0 1400 0">
            <text:p/>
          </draw:path>
          <draw:path draw:style-name="gr6" draw:text-style-name="P1" draw:layer="layout" svg:width="1.482cm" svg:height="-0.001cm" draw:transform="rotate (0.675093354671279) translate (3.569cm 5.773cm)" svg:viewBox="0 0 1483 0" svg:d="m0 0c494 0 989 0 1483 0">
            <text:p/>
          </draw:path>
          <draw:path draw:style-name="gr6" draw:text-style-name="P1" draw:layer="layout" svg:width="1.482cm" svg:height="-0.001cm" draw:transform="rotate (2.46649929891792) translate (3.23596611058817cm 5.7670423311742cm)" svg:viewBox="0 0 1483 0" svg:d="m0 0c494 0 989 0 1483 0">
            <text:p/>
          </draw:path>
          <draw:path draw:style-name="gr19" draw:text-style-name="P1" draw:layer="layout" svg:width="0.8cm" svg:height="0.8cm" svg:x="1.51cm" svg:y="4.3cm" svg:viewBox="0 0 801 801" svg:d="m400 0c227 0 400 173 400 400s-173 400-400 400-400-173-400-400 173-400 400-400zm-400 0zm801 801z">
            <text:p/>
          </draw:path>
          <draw:path draw:style-name="gr20" draw:text-style-name="P1" draw:layer="layout" svg:width="0.2cm" svg:height="0.2cm" svg:x="1.81cm" svg:y="4.6cm" svg:viewBox="0 0 201 201" svg:d="m99 0c56 0 100 43 100 99s-44 100-100 100-99-44-99-100 43-99 99-99zm-99 0zm201 201z">
            <text:p/>
          </draw:path>
          <draw:path draw:style-name="gr19" draw:text-style-name="P1" draw:layer="layout" svg:width="0.8cm" svg:height="0.8cm" svg:x="3.01cm" svg:y="7.3cm" svg:viewBox="0 0 801 801" svg:d="m400 0c227 0 400 173 400 400s-173 400-400 400-400-173-400-400 173-400 400-400zm-400 0zm801 801z">
            <text:p/>
          </draw:path>
          <draw:path draw:style-name="gr20" draw:text-style-name="P1" draw:layer="layout" svg:width="0.2cm" svg:height="0.2cm" svg:x="3.31cm" svg:y="7.6cm" svg:viewBox="0 0 201 201" svg:d="m99 0c56 0 100 43 100 99s-44 100-100 100-99-44-99-100 43-99 99-99zm-99 0zm201 201z">
            <text:p/>
          </draw:path>
        </draw:g>
      </draw:page>
      <draw:page draw:name="page3" draw:style-name="dp1" draw:master-page-name="Default">
        <draw:g>
          <draw:path draw:style-name="gr18" draw:text-style-name="P5" draw:layer="layout" svg:width="1.622cm" svg:height="2.133cm" svg:x="11.716cm" svg:y="18.148cm" svg:viewBox="0 0 1623 2134" svg:d="m1488 102v435c-113-50-223-88-331-114-107-26-209-39-304-39-127 0-221 18-281 53-61 35-91 89-91 162 0 55 20 98 61 129s115 57 222 79l226 46c229 46 392 115 488 209 96 94 145 227 145 400 0 227-68 395-202 506s-340 166-617 166c-130 0-261-12-392-37-131-25-263-62-394-110v-448c131 70 258 122 381 158s241 53 354 53c116 0 205-20 266-58 62-39 93-94 93-166 0-64-21-113-63-148s-125-66-250-94l-205-45c-206-45-356-115-451-211s-143-227-143-390c0-205 66-362 198-473 133-110 323-165 571-165 113 0 229 9 348 25 119 17 243 43 371 77z">
            <text:p/>
          </draw:path>
          <draw:path draw:style-name="gr18" draw:text-style-name="P5" draw:layer="layout" svg:width="1.55cm" svg:height="2.142cm" svg:x="13.783cm" svg:y="18.099cm" svg:viewBox="0 0 1551 2143" svg:d="m1551 1204v939h-496v-153-563c0-135-3-228-9-278-6-51-16-88-31-112-19-32-45-57-78-75-33-18-71-27-113-27-103 0-184 40-243 119s-88 190-88 330v759h-493v-2143h493v826c75-90 153-156 237-199 84-43 176-64 277-64 178 0 313 55 406 164s138 268 138 477z">
            <text:p/>
          </draw:path>
          <draw:path draw:style-name="gr18" draw:text-style-name="P5" draw:layer="layout" svg:width="0.492cm" svg:height="2.143cm" svg:x="15.789cm" svg:y="18.099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8" draw:text-style-name="P5" draw:layer="layout" svg:width="1.197cm" svg:height="2.142cm" svg:x="16.572cm" svg:y="18.099cm" svg:viewBox="0 0 1198 2143" svg:d="m1198 0v324h-272c-70 0-119 12-146 38s-42 69-42 131v107h422v353h-422v1190h-493v-1190h-245v-353h245v-107c0-168 47-292 141-373s238-120 435-120z">
            <text:p/>
          </draw:path>
          <draw:path draw:style-name="gr18" draw:text-style-name="P5" draw:layer="layout" svg:width="1.246cm" svg:height="1.98cm" svg:x="17.782cm" svg:y="18.261cm" svg:viewBox="0 0 1247 1981" svg:d="m738 0v438h509v353h-509v654c0 72 15 120 43 145s85 38 169 38h254v353h-423c-195 0-333-41-414-122s-122-219-122-414v-654h-245v-353h245v-438z">
            <text:p/>
          </draw:path>
        </draw:g>
        <draw:g>
          <draw:path draw:style-name="gr19" draw:text-style-name="P1" draw:layer="layout" svg:width="0.8cm" svg:height="0.8cm" svg:x="11.539cm" svg:y="16.799cm" svg:viewBox="0 0 801 801" svg:d="m400 0c227 0 400 173 400 400s-173 400-400 400-400-173-400-400 173-400 400-400zm-400 0zm801 801z">
            <text:p/>
          </draw:path>
          <draw:path draw:style-name="gr20" draw:text-style-name="P1" draw:layer="layout" svg:width="0.2cm" svg:height="0.2cm" svg:x="10.339cm" svg:y="18.299cm" svg:viewBox="0 0 201 201" svg:d="m99 0c56 0 100 43 100 99s-44 100-100 100-99-44-99-100 43-99 99-99zm-99 0zm201 201z">
            <text:p/>
          </draw:path>
          <draw:path draw:style-name="gr5" draw:text-style-name="P1" draw:layer="layout" svg:width="1.92cm" svg:height="-0.001cm" draw:transform="rotate (-0.67474428882088) translate (8.93900401593217cm 17.1989949801192cm)" svg:viewBox="0 0 1921 0" svg:d="m0 0c640 0 1281 0 1921 0">
            <text:p/>
          </draw:path>
          <draw:path draw:style-name="gr5" draw:text-style-name="P1" draw:layer="layout" svg:width="1.92cm" svg:height="-0.001cm" draw:transform="rotate (-2.46684836476832) translate (11.939cm 17.199cm)" svg:viewBox="0 0 1921 0" svg:d="m0 0c640 0 1281 0 1921 0">
            <text:p/>
          </draw:path>
          <draw:path draw:style-name="gr5" draw:text-style-name="P1" draw:layer="layout" svg:width="1.799cm" svg:height="-0.001cm" draw:transform="rotate (1.5707963267946) translate (10.439cm 20.199cm)" svg:viewBox="0 0 1800 0" svg:d="m0 0c600 0 1200 0 1800 0">
            <text:p/>
          </draw:path>
          <draw:path draw:style-name="gr20" draw:text-style-name="P1" draw:layer="layout" svg:width="0.2cm" svg:height="0.2cm" svg:x="11.839cm" svg:y="17.099cm" svg:viewBox="0 0 201 201" svg:d="m99 0c56 0 100 43 100 99s-44 100-100 100-99-44-99-100 43-99 99-99zm-99 0zm201 201z">
            <text:p/>
          </draw:path>
          <draw:path draw:style-name="gr6" draw:text-style-name="P1" draw:layer="layout" svg:width="1.399cm" svg:height="-0.001cm" draw:transform="rotate (1.5707963267946) translate (10.439cm 19.999cm)" svg:viewBox="0 0 1400 0" svg:d="m0 0c467 0 933 0 1400 0">
            <text:p/>
          </draw:path>
          <draw:path draw:style-name="gr6" draw:text-style-name="P1" draw:layer="layout" svg:width="1.482cm" svg:height="-0.001cm" draw:transform="rotate (0.675093354671279) translate (10.598cm 18.272cm)" svg:viewBox="0 0 1483 0" svg:d="m0 0c494 0 989 0 1483 0">
            <text:p/>
          </draw:path>
          <draw:path draw:style-name="gr6" draw:text-style-name="P1" draw:layer="layout" svg:width="1.482cm" svg:height="-0.001cm" draw:transform="rotate (2.46649929891792) translate (10.2649661105882cm 18.2660423311742cm)" svg:viewBox="0 0 1483 0" svg:d="m0 0c494 0 989 0 1483 0">
            <text:p/>
          </draw:path>
          <draw:path draw:style-name="gr19" draw:text-style-name="P1" draw:layer="layout" svg:width="0.8cm" svg:height="0.8cm" svg:x="8.539cm" svg:y="16.799cm" svg:viewBox="0 0 801 801" svg:d="m400 0c227 0 400 173 400 400s-173 400-400 400-400-173-400-400 173-400 400-400zm-400 0zm801 801z">
            <text:p/>
          </draw:path>
          <draw:path draw:style-name="gr20" draw:text-style-name="P1" draw:layer="layout" svg:width="0.2cm" svg:height="0.2cm" svg:x="8.839cm" svg:y="17.099cm" svg:viewBox="0 0 201 201" svg:d="m99 0c56 0 100 43 100 99s-44 100-100 100-99-44-99-100 43-99 99-99zm-99 0zm201 201z">
            <text:p/>
          </draw:path>
          <draw:path draw:style-name="gr19" draw:text-style-name="P1" draw:layer="layout" svg:width="0.8cm" svg:height="0.8cm" svg:x="10.039cm" svg:y="19.799cm" svg:viewBox="0 0 801 801" svg:d="m400 0c227 0 400 173 400 400s-173 400-400 400-400-173-400-400 173-400 400-400zm-400 0zm801 801z">
            <text:p/>
          </draw:path>
          <draw:path draw:style-name="gr20" draw:text-style-name="P1" draw:layer="layout" svg:width="0.2cm" svg:height="0.2cm" svg:x="10.339cm" svg:y="20.099cm" svg:viewBox="0 0 201 201" svg:d="m99 0c56 0 100 43 100 99s-44 100-100 100-99-44-99-100 43-99 99-99zm-99 0zm201 201z">
            <text:p/>
          </draw:path>
        </draw:g>
        <draw:g>
          <draw:path draw:style-name="gr18" draw:text-style-name="P5" draw:layer="layout" svg:width="1.46cm" svg:height="2.056cm" svg:x="3.2cm" svg:y="18.186cm" svg:viewBox="0 0 1461 2057" svg:d="m0 0c177 0 354 0 530 0 0 552 0 1104 0 1656 311 0 621 0 931 0 0 133 0 267 0 401-487 0-974 0-1461 0 0-686 0-1371 0-2057z">
            <text:p/>
          </draw:path>
          <draw:path draw:style-name="gr18" draw:text-style-name="P5" draw:layer="layout" svg:width="0.492cm" svg:height="2.143cm" svg:x="4.973cm" svg:y="18.099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8" draw:text-style-name="P5" draw:layer="layout" svg:width="1.754cm" svg:height="1.542cm" svg:x="5.744cm" svg:y="18.699cm" svg:viewBox="0 0 1755 1543" svg:d="m0 0c164 0 329 0 493 0 128 355 256 711 384 1066 128-355 256-711 383-1066 165 0 330 0 495 0-203 514-405 1029-608 1543-180 0-360 0-541 0-202-514-404-1029-606-1543z">
            <text:p/>
          </draw:path>
          <draw:path draw:style-name="gr18" draw:text-style-name="P5" draw:layer="layout" svg:width="1.655cm" svg:height="1.619cm" svg:x="7.659cm" svg:y="18.662cm" svg:viewBox="0 0 1656 1620" svg:d="m1656 805v140h-1153c12 116 53 203 125 260s172 87 300 87c104 0 210-15 319-46 109-31 221-77 336-140v380c-117 44-234 78-350 100-117 23-233 34-350 34-279 0-496-71-651-213s-232-341-232-597c0-252 76-450 228-594 152-144 361-216 627-216 243 0 437 73 582 219s219 341 219 586zm-507-164c0-94-28-170-82-227-55-57-126-86-214-86-96 0-173 27-233 80s-97 132-112 233z">
            <text:p/>
          </draw:path>
        </draw:g>
        <draw:g>
          <draw:path draw:style-name="gr18" draw:text-style-name="P5" draw:layer="layout" svg:width="1.46cm" svg:height="2.056cm" svg:x="6.009cm" svg:y="12.884cm" svg:viewBox="0 0 1461 2057" svg:d="m0 0c177 0 354 0 530 0 0 552 0 1104 0 1656 311 0 621 0 931 0 0 133 0 267 0 401-487 0-974 0-1461 0 0-686 0-1371 0-2057z">
            <text:p/>
          </draw:path>
          <draw:path draw:style-name="gr18" draw:text-style-name="P5" draw:layer="layout" svg:width="0.492cm" svg:height="2.143cm" svg:x="7.782cm" svg:y="12.797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8" draw:text-style-name="P5" draw:layer="layout" svg:width="1.754cm" svg:height="1.542cm" svg:x="8.553cm" svg:y="13.397cm" svg:viewBox="0 0 1755 1543" svg:d="m0 0c164 0 329 0 493 0 128 355 256 711 384 1066 128-355 256-711 383-1066 165 0 330 0 495 0-203 514-405 1029-608 1543-180 0-360 0-541 0-202-514-404-1029-606-1543z">
            <text:p/>
          </draw:path>
          <draw:path draw:style-name="gr18" draw:text-style-name="P5" draw:layer="layout" svg:width="1.655cm" svg:height="1.619cm" svg:x="10.468cm" svg:y="13.36cm" svg:viewBox="0 0 1656 1620" svg:d="m1656 805v140h-1153c12 116 53 203 125 260s172 87 300 87c104 0 210-15 319-46 109-31 221-77 336-140v380c-117 44-234 78-350 100-117 23-233 34-350 34-279 0-496-71-651-213s-232-341-232-597c0-252 76-450 228-594 152-144 361-216 627-216 243 0 437 73 582 219s219 341 219 586zm-507-164c0-94-28-170-82-227-55-57-126-86-214-86-96 0-173 27-233 80s-97 132-112 233z">
            <text:p/>
          </draw:path>
          <draw:path draw:style-name="gr18" draw:text-style-name="P5" draw:layer="layout" svg:width="1.622cm" svg:height="2.133cm" svg:x="12.463cm" svg:y="12.846cm" svg:viewBox="0 0 1623 2134" svg:d="m1488 102v435c-113-50-223-88-331-114-107-26-209-39-304-39-127 0-221 18-281 53-61 35-91 89-91 162 0 55 20 98 61 129s115 57 222 79l226 46c229 46 392 115 488 209 96 94 145 227 145 400 0 227-68 395-202 506s-340 166-617 166c-130 0-261-12-392-37-131-25-263-62-394-110v-448c131 70 258 122 381 158s241 53 354 53c116 0 205-20 266-58 62-39 93-94 93-166 0-64-21-113-63-148s-125-66-250-94l-205-45c-206-45-356-115-451-211s-143-227-143-390c0-205 66-362 198-473 133-110 323-165 571-165 113 0 229 9 348 25 119 17 243 43 371 77z">
            <text:p/>
          </draw:path>
          <draw:path draw:style-name="gr18" draw:text-style-name="P5" draw:layer="layout" svg:width="1.55cm" svg:height="2.142cm" svg:x="14.53cm" svg:y="12.797cm" svg:viewBox="0 0 1551 2143" svg:d="m1551 1204v939h-496v-153-563c0-135-3-228-9-278-6-51-16-88-31-112-19-32-45-57-78-75-33-18-71-27-113-27-103 0-184 40-243 119s-88 190-88 330v759h-493v-2143h493v826c75-90 153-156 237-199 84-43 176-64 277-64 178 0 313 55 406 164s138 268 138 477z">
            <text:p/>
          </draw:path>
          <draw:path draw:style-name="gr18" draw:text-style-name="P5" draw:layer="layout" svg:width="0.492cm" svg:height="2.143cm" svg:x="16.536cm" svg:y="12.797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8" draw:text-style-name="P5" draw:layer="layout" svg:width="1.197cm" svg:height="2.142cm" svg:x="17.319cm" svg:y="12.797cm" svg:viewBox="0 0 1198 2143" svg:d="m1198 0v324h-272c-70 0-119 12-146 38s-42 69-42 131v107h422v353h-422v1190h-493v-1190h-245v-353h245v-107c0-168 47-292 141-373s238-120 435-120z">
            <text:p/>
          </draw:path>
          <draw:path draw:style-name="gr18" draw:text-style-name="P5" draw:layer="layout" svg:width="1.246cm" svg:height="1.98cm" svg:x="18.529cm" svg:y="12.959cm" svg:viewBox="0 0 1247 1981" svg:d="m738 0v438h509v353h-509v654c0 72 15 120 43 145s85 38 169 38h254v353h-423c-195 0-333-41-414-122s-122-219-122-414v-654h-245v-353h245v-438z">
            <text:p/>
          </draw:path>
        </draw:g>
        <draw:g>
          <draw:path draw:style-name="gr19" draw:text-style-name="P1" draw:layer="layout" svg:width="0.8cm" svg:height="0.8cm" svg:x="4.2cm" svg:y="11.999cm" svg:viewBox="0 0 801 801" svg:d="m400 0c227 0 400 173 400 400s-173 400-400 400-400-173-400-400 173-400 400-400zm-400 0zm801 801z">
            <text:p/>
          </draw:path>
          <draw:path draw:style-name="gr20" draw:text-style-name="P1" draw:layer="layout" svg:width="0.2cm" svg:height="0.2cm" svg:x="3cm" svg:y="13.499cm" svg:viewBox="0 0 201 201" svg:d="m99 0c56 0 100 43 100 99s-44 100-100 100-99-44-99-100 43-99 99-99zm-99 0zm201 201z">
            <text:p/>
          </draw:path>
          <draw:path draw:style-name="gr5" draw:text-style-name="P1" draw:layer="layout" svg:width="1.92cm" svg:height="-0.001cm" draw:transform="rotate (-0.67474428882088) translate (1.60000401593217cm 12.3989949801192cm)" svg:viewBox="0 0 1921 0" svg:d="m0 0c640 0 1281 0 1921 0">
            <text:p/>
          </draw:path>
          <draw:path draw:style-name="gr5" draw:text-style-name="P1" draw:layer="layout" svg:width="1.92cm" svg:height="-0.001cm" draw:transform="rotate (-2.46684836476832) translate (4.6cm 12.399cm)" svg:viewBox="0 0 1921 0" svg:d="m0 0c640 0 1281 0 1921 0">
            <text:p/>
          </draw:path>
          <draw:path draw:style-name="gr5" draw:text-style-name="P1" draw:layer="layout" svg:width="1.799cm" svg:height="-0.001cm" draw:transform="rotate (1.5707963267946) translate (3.1cm 15.399cm)" svg:viewBox="0 0 1800 0" svg:d="m0 0c600 0 1200 0 1800 0">
            <text:p/>
          </draw:path>
          <draw:path draw:style-name="gr20" draw:text-style-name="P1" draw:layer="layout" svg:width="0.2cm" svg:height="0.2cm" svg:x="4.5cm" svg:y="12.299cm" svg:viewBox="0 0 201 201" svg:d="m99 0c56 0 100 43 100 99s-44 100-100 100-99-44-99-100 43-99 99-99zm-99 0zm201 201z">
            <text:p/>
          </draw:path>
          <draw:path draw:style-name="gr6" draw:text-style-name="P1" draw:layer="layout" svg:width="1.399cm" svg:height="-0.001cm" draw:transform="rotate (1.5707963267946) translate (3.1cm 15.199cm)" svg:viewBox="0 0 1400 0" svg:d="m0 0c467 0 933 0 1400 0">
            <text:p/>
          </draw:path>
          <draw:path draw:style-name="gr6" draw:text-style-name="P1" draw:layer="layout" svg:width="1.482cm" svg:height="-0.001cm" draw:transform="rotate (0.675093354671279) translate (3.259cm 13.472cm)" svg:viewBox="0 0 1483 0" svg:d="m0 0c494 0 989 0 1483 0">
            <text:p/>
          </draw:path>
          <draw:path draw:style-name="gr6" draw:text-style-name="P1" draw:layer="layout" svg:width="1.482cm" svg:height="-0.001cm" draw:transform="rotate (2.46649929891792) translate (2.92596611058817cm 13.4660423311742cm)" svg:viewBox="0 0 1483 0" svg:d="m0 0c494 0 989 0 1483 0">
            <text:p/>
          </draw:path>
          <draw:path draw:style-name="gr19" draw:text-style-name="P1" draw:layer="layout" svg:width="0.8cm" svg:height="0.8cm" svg:x="1.2cm" svg:y="11.999cm" svg:viewBox="0 0 801 801" svg:d="m400 0c227 0 400 173 400 400s-173 400-400 400-400-173-400-400 173-400 400-400zm-400 0zm801 801z">
            <text:p/>
          </draw:path>
          <draw:path draw:style-name="gr20" draw:text-style-name="P1" draw:layer="layout" svg:width="0.2cm" svg:height="0.2cm" svg:x="1.5cm" svg:y="12.299cm" svg:viewBox="0 0 201 201" svg:d="m99 0c56 0 100 43 100 99s-44 100-100 100-99-44-99-100 43-99 99-99zm-99 0zm201 201z">
            <text:p/>
          </draw:path>
          <draw:path draw:style-name="gr19" draw:text-style-name="P1" draw:layer="layout" svg:width="0.8cm" svg:height="0.8cm" svg:x="2.7cm" svg:y="14.999cm" svg:viewBox="0 0 801 801" svg:d="m400 0c227 0 400 173 400 400s-173 400-400 400-400-173-400-400 173-400 400-400zm-400 0zm801 801z">
            <text:p/>
          </draw:path>
          <draw:path draw:style-name="gr20" draw:text-style-name="P1" draw:layer="layout" svg:width="0.2cm" svg:height="0.2cm" svg:x="3cm" svg:y="15.299cm" svg:viewBox="0 0 201 201" svg:d="m99 0c56 0 100 43 100 99s-44 100-100 100-99-44-99-100 43-99 99-99zm-99 0zm201 201z">
            <text:p/>
          </draw:path>
        </draw:g>
        <draw:custom-shape draw:style-name="gr1" draw:text-style-name="P1" draw:layer="layout" svg:width="4.8cm" svg:height="4.8cm" svg:x="5.6cm" svg:y="1.33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cm" svg:height="4.4cm" svg:x="5.8cm" svg:y="1.53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248.68506846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0.8cm" svg:x="9.1cm" svg:y="1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7.9cm" svg:y="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5cm" svg:y1="2.235cm" svg:x2="8cm" svg:y2="3.435cm">
          <text:p/>
        </draw:line>
        <draw:line draw:style-name="gr5" draw:text-style-name="P1" draw:layer="layout" svg:x1="9.5cm" svg:y1="2.235cm" svg:x2="8cm" svg:y2="3.435cm">
          <text:p/>
        </draw:line>
        <draw:line draw:style-name="gr5" draw:text-style-name="P1" draw:layer="layout" svg:x1="8cm" svg:y1="5.235cm" svg:x2="8cm" svg:y2="3.435cm">
          <text:p/>
        </draw:line>
        <draw:custom-shape draw:style-name="gr4" draw:text-style-name="P1" draw:layer="layout" svg:width="0.2cm" svg:height="0.2cm" svg:x="9.4cm" svg:y="2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8cm" svg:y1="5.035cm" svg:x2="8cm" svg:y2="3.635cm">
          <text:p/>
        </draw:line>
        <draw:line draw:style-name="gr6" draw:text-style-name="P1" draw:layer="layout" svg:x1="8.159cm" svg:y1="3.308cm" svg:x2="9.317cm" svg:y2="2.381cm">
          <text:p/>
        </draw:line>
        <draw:line draw:style-name="gr6" draw:text-style-name="P1" draw:layer="layout" svg:x1="7.826cm" svg:y1="3.302cm" svg:x2="6.668cm" svg:y2="2.375cm">
          <text:p/>
        </draw:line>
        <draw:frame draw:style-name="gr7" draw:text-style-name="P2" draw:layer="layout" svg:width="5.9cm" svg:height="2.935cm" svg:x="10.9cm" svg:y="1.2cm">
          <draw:text-box>
            <text:p><text:span text:style-name="T1">Live</text:span></text:p>
          </draw:text-box>
        </draw:frame>
        <draw:frame draw:style-name="gr8" draw:text-style-name="P2" draw:layer="layout" svg:width="5.37cm" svg:height="2.935cm" svg:x="10.9cm" svg:y="3.2cm">
          <draw:text-box>
            <text:p><text:span text:style-name="T1">Shift</text:span></text:p>
          </draw:text-box>
        </draw:frame>
        <draw:custom-shape draw:style-name="gr3" draw:text-style-name="P1" draw:layer="layout" svg:width="0.8cm" svg:height="0.8cm" svg:x="6.1cm" svg:y="1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6.4cm" svg:y="2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7.6cm" svg:y="4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7.9cm" svg:y="5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4.8cm" svg:x="5.8cm" svg:y="6.7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cm" svg:height="4.4cm" svg:x="6cm" svg:y="6.9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248.68506846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0.8cm" svg:x="9.3cm" svg:y="7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8.1cm" svg:y="8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7cm" svg:y1="7.689cm" svg:x2="8.2cm" svg:y2="8.889cm">
          <text:p/>
        </draw:line>
        <draw:line draw:style-name="gr5" draw:text-style-name="P1" draw:layer="layout" svg:x1="9.7cm" svg:y1="7.689cm" svg:x2="8.2cm" svg:y2="8.889cm">
          <text:p/>
        </draw:line>
        <draw:line draw:style-name="gr5" draw:text-style-name="P1" draw:layer="layout" svg:x1="8.2cm" svg:y1="10.689cm" svg:x2="8.2cm" svg:y2="8.889cm">
          <text:p/>
        </draw:line>
        <draw:custom-shape draw:style-name="gr4" draw:text-style-name="P1" draw:layer="layout" svg:width="0.2cm" svg:height="0.2cm" svg:x="9.6cm" svg:y="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8.2cm" svg:y1="10.489cm" svg:x2="8.2cm" svg:y2="9.089cm">
          <text:p/>
        </draw:line>
        <draw:line draw:style-name="gr6" draw:text-style-name="P1" draw:layer="layout" svg:x1="8.359cm" svg:y1="8.762cm" svg:x2="9.517cm" svg:y2="7.835cm">
          <text:p/>
        </draw:line>
        <draw:line draw:style-name="gr6" draw:text-style-name="P1" draw:layer="layout" svg:x1="8.026cm" svg:y1="8.756cm" svg:x2="6.868cm" svg:y2="7.829cm">
          <text:p/>
        </draw:line>
        <draw:custom-shape draw:style-name="gr3" draw:text-style-name="P1" draw:layer="layout" svg:width="0.8cm" svg:height="0.8cm" svg:x="6.3cm" svg:y="7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6.6cm" svg:y="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7.8cm" svg:y="10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8.1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6.763cm" svg:height="5cm" svg:x="10.88cm" svg:y="6.6cm">
          <draw:text-box>
            <text:p text:style-name="P6">Live</text:p>
            <text:p text:style-name="P6">Shift</text:p>
          </draw:text-box>
        </draw:frame>
        <draw:g>
          <draw:path draw:style-name="gr18" draw:text-style-name="P5" draw:layer="layout" svg:width="1.903cm" svg:height="2.056cm" svg:x="6.209cm" svg:y="23.184cm" svg:viewBox="0 0 1904 2057" svg:d="m0 0c177 0 354 0 530 0 0 551 0 1103 0 1655 311 0 1064-1 1374-1 0 134 0 269 0 403-487 0-1417-1-1904-1 0-685 0-1371 0-2056z">
            <text:p/>
          </draw:path>
          <draw:path draw:style-name="gr18" draw:text-style-name="P5" draw:layer="layout" svg:width="0.492cm" svg:height="2.143cm" svg:x="7.982cm" svg:y="23.097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8" draw:text-style-name="P5" draw:layer="layout" svg:width="1.754cm" svg:height="1.542cm" svg:x="8.753cm" svg:y="23.697cm" svg:viewBox="0 0 1755 1543" svg:d="m0 0c164 0 329 0 493 0 128 355 256 711 384 1066 128-355 256-711 383-1066 165 0 330 0 495 0-203 514-405 1029-608 1543-180 0-360 0-541 0-202-514-404-1029-606-1543z">
            <text:p/>
          </draw:path>
          <draw:path draw:style-name="gr18" draw:text-style-name="P5" draw:layer="layout" svg:width="1.794cm" svg:height="1.619cm" svg:x="10.668cm" svg:y="23.66cm" svg:viewBox="0 0 1795 1620" svg:d="m1656 805v140h-1153c12 116 54 203 125 260s172 87 301 87c103 0 210-15 318-46 109-31 375-153 548-208v374c-146 9-445 152-562 174-117 23-233 34-350 34-279 0-496-71-651-213s-232-341-232-597c0-252 76-450 228-594s361-216 628-216c242 0 436 73 582 219s218 341 218 586zm-507-164c0-94-27-170-82-227s-126-86-214-86c-96 0-173 27-233 80s-97 132-112 233z">
            <text:p/>
          </draw:path>
          <draw:path draw:style-name="gr18" draw:text-style-name="P5" draw:layer="layout" svg:width="1.731cm" svg:height="2.133cm" svg:x="12.554cm" svg:y="23.146cm" svg:viewBox="0 0 1732 2134" svg:d="m1597 102v435c-113-50-223-88-330-114-108-26-209-39-305-39-127 0-220 18-281 53-60 35-91 89-91 162 0 55 21 98 62 129s115 57 222 79l226 46c229 46 391 115 487 209 97 94 145 227 145 400 0 227-67 395-202 506s-340 166-616 166c-130 0-225-10-357-35-274-89-356-173-557-182v-374c210 36 386 118 508 154s241 53 355 53c116 0 204-20 266-58 61-39 92-94 92-166 0-64-21-113-63-148s-125-66-250-94l-205-45c-206-45-356-115-451-211s-143-227-143-390c0-205 67-362 199-473 132-110 322-165 570-165 113 0 229 9 349 25 119 17 242 43 370 77z">
            <text:p/>
          </draw:path>
          <draw:path draw:style-name="gr18" draw:text-style-name="P5" draw:layer="layout" svg:width="1.55cm" svg:height="2.142cm" svg:x="14.73cm" svg:y="23.097cm" svg:viewBox="0 0 1551 2143" svg:d="m1551 1204v939h-496v-153-563c0-135-3-228-9-278-6-51-16-88-31-112-19-32-45-57-78-75-33-18-71-27-113-27-103 0-184 40-243 119s-88 190-88 330v759h-493v-2143h493v826c75-90 153-156 237-199 84-43 176-64 277-64 178 0 313 55 406 164s138 268 138 477z">
            <text:p/>
          </draw:path>
          <draw:path draw:style-name="gr18" draw:text-style-name="P5" draw:layer="layout" svg:width="0.492cm" svg:height="2.143cm" svg:x="16.736cm" svg:y="23.097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8" draw:text-style-name="P5" draw:layer="layout" svg:width="1.454cm" svg:height="2.142cm" svg:x="17.519cm" svg:y="23.097cm" svg:viewBox="0 0 1455 2143" svg:d="m1198 0v324h-273c-69 0-118 12-146 38s-41 69-41 131v107h717v353h-717v1190h-493v-1190h-245v-353h245v-107c0-168 47-292 140-373s239-120 436-120z">
            <text:p/>
          </draw:path>
          <draw:path draw:style-name="gr18" draw:text-style-name="P5" draw:layer="layout" svg:width="1.246cm" svg:height="1.98cm" svg:x="18.729cm" svg:y="23.259cm" svg:viewBox="0 0 1247 1981" svg:d="m738 0v438h509v353h-509v654c0 72 15 120 43 145s85 38 169 38h254v353h-423c-195 0-333-41-414-122s-122-219-122-414v-654h-245v-353h245v-438z">
            <text:p/>
          </draw:path>
        </draw:g>
        <draw:g>
          <draw:path draw:style-name="gr19" draw:text-style-name="P1" draw:layer="layout" svg:width="0.8cm" svg:height="0.8cm" svg:x="4.4cm" svg:y="22.299cm" svg:viewBox="0 0 801 801" svg:d="m400 0c227 0 400 173 400 400s-173 400-400 400-400-173-400-400 173-400 400-400zm-400 0zm801 801z">
            <text:p/>
          </draw:path>
          <draw:path draw:style-name="gr20" draw:text-style-name="P1" draw:layer="layout" svg:width="0.2cm" svg:height="0.2cm" svg:x="3.2cm" svg:y="23.799cm" svg:viewBox="0 0 201 201" svg:d="m99 0c56 0 100 43 100 99s-44 100-100 100-99-44-99-100 43-99 99-99zm-99 0zm201 201z">
            <text:p/>
          </draw:path>
          <draw:path draw:style-name="gr5" draw:text-style-name="P1" draw:layer="layout" svg:width="1.92cm" svg:height="-0.001cm" draw:transform="rotate (-0.67474428882088) translate (1.80000401593217cm 22.6989949801192cm)" svg:viewBox="0 0 1921 0" svg:d="m0 0c640 0 1281 0 1921 0">
            <text:p/>
          </draw:path>
          <draw:path draw:style-name="gr5" draw:text-style-name="P1" draw:layer="layout" svg:width="1.92cm" svg:height="-0.001cm" draw:transform="rotate (-2.46684836476832) translate (4.8cm 22.699cm)" svg:viewBox="0 0 1921 0" svg:d="m0 0c640 0 1281 0 1921 0">
            <text:p/>
          </draw:path>
          <draw:path draw:style-name="gr5" draw:text-style-name="P1" draw:layer="layout" svg:width="1.799cm" svg:height="-0.001cm" draw:transform="rotate (1.5707963267946) translate (3.3cm 25.699cm)" svg:viewBox="0 0 1800 0" svg:d="m0 0c600 0 1200 0 1800 0">
            <text:p/>
          </draw:path>
          <draw:path draw:style-name="gr20" draw:text-style-name="P1" draw:layer="layout" svg:width="0.2cm" svg:height="0.2cm" svg:x="4.7cm" svg:y="22.599cm" svg:viewBox="0 0 201 201" svg:d="m99 0c56 0 100 43 100 99s-44 100-100 100-99-44-99-100 43-99 99-99zm-99 0zm201 201z">
            <text:p/>
          </draw:path>
          <draw:path draw:style-name="gr6" draw:text-style-name="P1" draw:layer="layout" svg:width="1.399cm" svg:height="-0.001cm" draw:transform="rotate (1.5707963267946) translate (3.3cm 25.499cm)" svg:viewBox="0 0 1400 0" svg:d="m0 0c467 0 933 0 1400 0">
            <text:p/>
          </draw:path>
          <draw:path draw:style-name="gr6" draw:text-style-name="P1" draw:layer="layout" svg:width="1.482cm" svg:height="-0.001cm" draw:transform="rotate (0.675093354671279) translate (3.459cm 23.772cm)" svg:viewBox="0 0 1483 0" svg:d="m0 0c494 0 989 0 1483 0">
            <text:p/>
          </draw:path>
          <draw:path draw:style-name="gr6" draw:text-style-name="P1" draw:layer="layout" svg:width="1.482cm" svg:height="-0.001cm" draw:transform="rotate (2.46649929891792) translate (3.12596611058817cm 23.7660423311742cm)" svg:viewBox="0 0 1483 0" svg:d="m0 0c494 0 989 0 1483 0">
            <text:p/>
          </draw:path>
          <draw:path draw:style-name="gr19" draw:text-style-name="P1" draw:layer="layout" svg:width="0.8cm" svg:height="0.8cm" svg:x="1.4cm" svg:y="22.299cm" svg:viewBox="0 0 801 801" svg:d="m400 0c227 0 400 173 400 400s-173 400-400 400-400-173-400-400 173-400 400-400zm-400 0zm801 801z">
            <text:p/>
          </draw:path>
          <draw:path draw:style-name="gr20" draw:text-style-name="P1" draw:layer="layout" svg:width="0.2cm" svg:height="0.2cm" svg:x="1.7cm" svg:y="22.599cm" svg:viewBox="0 0 201 201" svg:d="m99 0c56 0 100 43 100 99s-44 100-100 100-99-44-99-100 43-99 99-99zm-99 0zm201 201z">
            <text:p/>
          </draw:path>
          <draw:path draw:style-name="gr19" draw:text-style-name="P1" draw:layer="layout" svg:width="0.8cm" svg:height="0.8cm" svg:x="2.9cm" svg:y="25.299cm" svg:viewBox="0 0 801 801" svg:d="m400 0c227 0 400 173 400 400s-173 400-400 400-400-173-400-400 173-400 400-400zm-400 0zm801 801z">
            <text:p/>
          </draw:path>
          <draw:path draw:style-name="gr20" draw:text-style-name="P1" draw:layer="layout" svg:width="0.2cm" svg:height="0.2cm" svg:x="3.2cm" svg:y="25.599cm" svg:viewBox="0 0 201 201" svg:d="m99 0c56 0 100 43 100 99s-44 100-100 100-99-44-99-100 43-99 99-99zm-99 0zm201 201z">
            <text:p/>
          </draw:path>
        </draw:g>
      </draw:page>
      <draw:page draw:name="page4" draw:style-name="dp1" draw:master-page-name="Default">
        <draw:frame draw:style-name="gr13" draw:text-style-name="P1" draw:layer="layout" svg:width="6.772cm" svg:height="6.772cm" svg:x="0.8cm" svg:y="1.101cm">
          <draw:image xlink:href="Pictures/1000020100000100000001000C0CA18F.png" xlink:type="simple" xlink:show="embed" xlink:actuate="onLoad">
            <text:p/>
          </draw:image>
        </draw:frame>
        <draw:frame draw:style-name="gr13" draw:text-style-name="P1" draw:layer="layout" svg:width="6.772cm" svg:height="6.772cm" svg:x="14.128cm" svg:y="1.128cm">
          <draw:image xlink:href="Pictures/100002010000010000000100194B1382.png" xlink:type="simple" xlink:show="embed" xlink:actuate="onLoad">
            <text:p/>
          </draw:image>
        </draw:frame>
        <draw:frame draw:style-name="gr22" draw:layer="layout" svg:width="6.35cm" svg:height="6.374cm" svg:x="7.65cm" svg:y="1.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g>
            <draw:rect draw:style-name="gr23" draw:layer="layout" svg:width="4.664cm" svg:height="4.693cm" svg:x="2.036cm" svg:y="8.649cm">
              <text:p/>
            </draw:rect>
            <draw:rect draw:style-name="gr24" draw:layer="layout" svg:width="4.664cm" svg:height="4.693cm" svg:x="1.976cm" svg:y="8.6cm">
              <text:p/>
            </draw:rect>
            <draw:path draw:style-name="gr25" draw:layer="layout" svg:width="4.546cm" svg:height="3.394cm" svg:x="2.034cm" svg:y="9.848cm" svg:viewBox="0 0 4547 3395" svg:d="m3828 3395c398 0 719-339 719-761v-1873c0-422-321-761-719-761h-3109c-399 0-719 339-719 761v1873c0 422 320 761 719 761z">
              <text:p/>
            </draw:path>
            <draw:g>
              <draw:path draw:style-name="gr26" draw:layer="layout" svg:width="0.905cm" svg:height="0.905cm" svg:x="2.638cm" svg:y="11.71cm" svg:viewBox="0 0 906 906" svg:d="m906 453c0 250-203 453-453 453s-453-203-453-453 203-453 453-453 453 203 453 453z">
                <text:p/>
              </draw:path>
              <draw:path draw:style-name="gr26" draw:layer="layout" svg:width="2.17cm" svg:height="2.138cm" svg:x="2.666cm" svg:y="10.417cm" svg:viewBox="0 0 2171 2139" svg:d="m48 0c-16 0-32 0-48 1v656c16-1 32-1 48-1 809 0 1466 657 1466 1467 0 5 0 11 0 16h656c1-5 1-11 1-16 0-1172-952-2123-2123-2123z">
                <text:p/>
              </draw:path>
              <draw:path draw:style-name="gr26" draw:layer="layout" svg:width="3.263cm" svg:height="3.295cm" svg:x="2.666cm" svg:y="9.26cm" svg:viewBox="0 0 3264 3296" svg:d="m0 0v625c1464 44 2648 1213 2715 2671h548c0-8 1-16 1-25 0-1803-1462-3266-3264-3271z">
                <text:p/>
              </draw:path>
            </draw:g>
            <draw:g>
              <draw:path draw:style-name="gr27" draw:layer="layout" svg:width="0.905cm" svg:height="0.905cm" svg:x="2.638cm" svg:y="11.677cm" svg:viewBox="0 0 906 906" svg:d="m906 453c0 250-203 453-453 453s-453-203-453-453 203-453 453-453 453 203 453 453z">
                <text:p/>
              </draw:path>
              <draw:path draw:style-name="gr28" draw:layer="layout" svg:width="2.17cm" svg:height="2.138cm" svg:x="2.666cm" svg:y="10.384cm" svg:viewBox="0 0 2171 2139" svg:d="m48 0c-16 0-32 0-48 1v656c16-1 32-1 48-1 809 0 1466 657 1466 1467 0 5 0 11 0 16h656c1-5 1-11 1-16 0-1172-952-2123-2123-2123z">
                <text:p/>
              </draw:path>
              <draw:path draw:style-name="gr29" draw:layer="layout" svg:width="3.263cm" svg:height="3.295cm" svg:x="2.666cm" svg:y="9.227cm" svg:viewBox="0 0 3264 3296" svg:d="m0 0v625c1464 44 2648 1213 2715 2671h548c0-8 1-16 1-25 0-1803-1462-3266-3264-3271z">
                <text:p/>
              </draw:path>
            </draw:g>
            <draw:path draw:style-name="gr30" draw:layer="layout" svg:width="4.588cm" svg:height="2.746cm" svg:x="2.013cm" svg:y="8.622cm" svg:viewBox="0 0 4589 2747" svg:d="m738 0c-409 0-738 329-738 738v2009c670-705 1841-1172 3173-1172 501 0 979 66 1416 186v-1023c0-409-329-738-738-738z">
              <text:p/>
            </draw:path>
          </draw:g>
        </draw:g>
        <draw:rect draw:style-name="gr23" draw:layer="layout" svg:width="9.995cm" svg:height="10.058cm" svg:x="1.981cm" svg:y="16.32cm">
          <text:p/>
        </draw:rect>
        <draw:rect draw:style-name="gr24" draw:layer="layout" svg:width="9.996cm" svg:height="10.058cm" svg:x="1.852cm" svg:y="16.215cm">
          <text:p/>
        </draw:rect>
        <draw:path draw:style-name="gr25" draw:layer="layout" svg:width="9.745cm" svg:height="7.276cm" svg:x="1.977cm" svg:y="18.891cm" svg:viewBox="0 0 9746 7277" svg:d="m8205 7277c852 0 1541-728 1541-1633v-4012c0-905-689-1632-1541-1632h-6665c-853 0-1540 727-1540 1632v4012c0 905 687 1633 1540 1633z">
          <text:p/>
        </draw:path>
        <draw:path draw:style-name="gr26" draw:layer="layout" svg:width="4.651cm" svg:height="4.584cm" svg:x="15.2cm" svg:y="18.862cm" svg:viewBox="0 0 4652 4585" svg:d="m102 0c-34 0-68 1-102 2v1406c34-1 68-1 102-1 1735 0 3143 1407 3143 3142 0 12-1 24-1 36h1406c2-12 2-24 2-36 0-2511-2038-4549-4550-4549z">
          <text:p/>
        </draw:path>
        <draw:path draw:style-name="gr26" draw:layer="layout" svg:width="6.994cm" svg:height="7.064cm" svg:x="16.6cm" svg:y="10.2cm" svg:viewBox="0 0 6995 7065" svg:d="m0 0v1338c3139 96 5674 2600 5818 5727h1175c0-18 2-36 2-54 0-3864-3133-7001-6995-7011z">
          <text:p/>
        </draw:path>
        <draw:path draw:style-name="gr28" draw:layer="layout" svg:width="4.651cm" svg:height="4.584cm" svg:x="15.2cm" svg:y="18.8cm" svg:viewBox="0 0 4652 4585" svg:d="m102 0c-34 0-68 1-102 2v1406c34-1 68-1 102-1 1735 0 3143 1407 3143 3142 0 12-1 24-1 36h1406c2-12 2-24 2-36 0-2511-2038-4549-4550-4549z">
          <text:p/>
        </draw:path>
        <draw:path draw:style-name="gr29" draw:layer="layout" svg:width="0.399cm" svg:height="7.307cm" svg:x="18.8cm" svg:y="9.592cm" svg:viewBox="0 0 400 7308" svg:d="m400 0h-400c0 1800 0 4200 0 7300 0 0 400 18 400 0 0-3864 0-5100 0-7300z">
          <text:p/>
        </draw:path>
        <draw:path draw:style-name="gr30" draw:layer="layout" svg:width="9.835cm" svg:height="5.886cm" svg:x="1.932cm" svg:y="16.263cm" svg:viewBox="0 0 9836 5887" svg:d="m1581 0c-876 0-1581 705-1581 1581v4306c1437-1511 3946-2512 6801-2512 1073 0 2097 142 3035 399v-2193c0-876-705-1581-1582-1581z">
          <text:p/>
        </draw:path>
        <draw:path draw:style-name="gr26" draw:layer="layout" svg:width="1.941cm" svg:height="1.941cm" svg:x="5.876cm" svg:y="23.771cm" svg:viewBox="0 0 1942 1942" svg:d="m1942 970c0 536-436 972-972 972s-970-436-970-972 435-970 970-970 972 435 972 970z">
          <text:p/>
        </draw:path>
        <draw:path draw:style-name="gr27" draw:layer="layout" svg:width="1.941cm" svg:height="1.941cm" svg:x="5.876cm" svg:y="23.7cm" svg:viewBox="0 0 1942 1942" svg:d="m1942 970c0 536-436 972-972 972s-970-436-970-972 435-970 970-970 972 435 972 970z">
          <text:p/>
        </draw:path>
        <draw:path draw:style-name="gr27" draw:layer="layout" svg:width="1.941cm" svg:height="1.941cm" svg:x="5.877cm" svg:y="23.701cm" svg:viewBox="0 0 1942 1942" svg:d="m1942 970c0 536-436 972-972 972s-970-436-970-972 435-970 970-970 972 435 972 970z">
          <text:p/>
        </draw:path>
        <draw:path draw:style-name="gr26" draw:layer="layout" svg:width="1.941cm" svg:height="1.941cm" svg:x="2.658cm" svg:y="16.958cm" svg:viewBox="0 0 1942 1942" svg:d="m1942 970c0 536-436 972-972 972s-970-436-970-972 435-970 970-970 972 435 972 970z">
          <text:p/>
        </draw:path>
        <draw:path draw:style-name="gr27" draw:layer="layout" svg:width="1.941cm" svg:height="1.941cm" svg:x="2.658cm" svg:y="16.887cm" svg:viewBox="0 0 1942 1942" svg:d="m1942 970c0 536-436 972-972 972s-970-436-970-972 435-970 970-970 972 435 972 970z">
          <text:p/>
        </draw:path>
        <draw:path draw:style-name="gr27" draw:layer="layout" svg:width="1.941cm" svg:height="1.941cm" svg:x="2.659cm" svg:y="16.888cm" svg:viewBox="0 0 1942 1942" svg:d="m1942 970c0 536-436 972-972 972s-970-436-970-972 435-970 970-970 972 435 972 970z">
          <text:p/>
        </draw:path>
        <draw:path draw:style-name="gr26" draw:layer="layout" svg:width="1.941cm" svg:height="1.941cm" svg:x="9.058cm" svg:y="16.971cm" svg:viewBox="0 0 1942 1942" svg:d="m1942 970c0 536-436 972-972 972s-970-436-970-972 435-970 970-970 972 435 972 970z">
          <text:p/>
        </draw:path>
        <draw:path draw:style-name="gr27" draw:layer="layout" svg:width="1.941cm" svg:height="1.941cm" svg:x="9.058cm" svg:y="16.9cm" svg:viewBox="0 0 1942 1942" svg:d="m1942 970c0 536-436 972-972 972s-970-436-970-972 435-970 970-970 972 435 972 970z">
          <text:p/>
        </draw:path>
        <draw:path draw:style-name="gr27" draw:layer="layout" svg:width="1.941cm" svg:height="1.941cm" svg:x="9.059cm" svg:y="16.901cm" svg:viewBox="0 0 1942 1942" svg:d="m1942 970c0 536-436 972-972 972s-970-436-970-972 435-970 970-970 972 435 972 970z">
          <text:p/>
        </draw:path>
        <draw:custom-shape draw:style-name="gr31" draw:text-style-name="P7" draw:layer="layout" svg:width="0.3cm" svg:height="3.9cm" draw:transform="rotate (3.1415926535892) translate (7cm 24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0.3cm" svg:height="3.9cm" draw:transform="rotate (0.83758350803192) translate (7cm 18.02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1" draw:text-style-name="P7" draw:layer="layout" svg:width="0.3cm" svg:height="3.9cm" draw:transform="rotate (0.83758350803192) translate (3.6cm 18.023cm)">
          <text:p/>
          <draw:enhanced-geometry svg:viewBox="0 0 21600 21600" draw:mirror-horizontal="false" draw:type="rectangle" draw:enhanced-path="M 0 0 L 21600 0 21600 21600 0 21600 0 0 Z N"/>
        </draw:custom-shape>
        <draw:path draw:style-name="gr26" draw:layer="layout" svg:width="0.773cm" svg:height="0.773cm" svg:x="6.426cm" svg:y="20.326cm" svg:viewBox="0 0 774 774" svg:d="m774 387c0 213-174 387-387 387s-387-174-387-387 173-387 387-387 387 173 387 387z">
          <text:p/>
        </draw:path>
        <draw:path draw:style-name="gr27" draw:layer="layout" svg:width="0.773cm" svg:height="0.773cm" svg:x="6.426cm" svg:y="20.298cm" svg:viewBox="0 0 774 774" svg:d="m774 387c0 213-174 387-387 387s-387-174-387-387 173-387 387-387 387 173 387 387z">
          <text:p/>
        </draw:path>
        <draw:path draw:style-name="gr27" draw:layer="layout" svg:width="0.773cm" svg:height="0.773cm" svg:x="6.426cm" svg:y="20.298cm" svg:viewBox="0 0 774 774" svg:d="m774 387c0 213-174 387-387 387s-387-174-387-387 173-387 387-387 387 173 387 387z">
          <text:p/>
        </draw:path>
        <draw:rect draw:style-name="gr23" draw:layer="layout" svg:width="9.995cm" svg:height="10.058cm" svg:x="-10.995cm" svg:y="9.405cm">
          <text:p/>
        </draw:rect>
        <draw:rect draw:style-name="gr24" draw:layer="layout" svg:width="9.996cm" svg:height="10.058cm" svg:x="-11.124cm" svg:y="9.3cm">
          <text:p/>
        </draw:rect>
        <draw:path draw:style-name="gr25" draw:layer="layout" svg:width="9.745cm" svg:height="7.276cm" svg:x="-10.999cm" svg:y="11.976cm" svg:viewBox="0 0 9746 7277" svg:d="m8205 7277c852 0 1541-728 1541-1633v-4012c0-905-689-1632-1541-1632h-6665c-853 0-1540 727-1540 1632v4012c0 905 687 1633 1540 1633z">
          <text:p/>
        </draw:path>
        <draw:path draw:style-name="gr30" draw:layer="layout" svg:width="9.835cm" svg:height="5.886cm" svg:x="-11.044cm" svg:y="9.348cm" svg:viewBox="0 0 9836 5887" svg:d="m1581 0c-876 0-1581 705-1581 1581v4306c1437-1511 3946-2512 6801-2512 1073 0 2097 142 3035 399v-2193c0-876-705-1581-1582-1581z">
          <text:p/>
        </draw:path>
        <draw:path draw:style-name="gr32" draw:text-style-name="P1" draw:layer="layout" svg:width="1.875cm" svg:height="1.875cm" svg:x="-3.576cm" svg:y="9.9cm" svg:viewBox="0 0 1876 1876" svg:d="m937 0c531 0 936 405 936 937s-405 936-936 936-937-405-937-936 405-937 937-937zm-937 0zm1876 1876z">
          <text:p/>
        </draw:path>
        <draw:path draw:style-name="gr33" draw:text-style-name="P1" draw:layer="layout" svg:width="0.47cm" svg:height="0.47cm" svg:x="-6.385cm" svg:y="13.412cm" svg:viewBox="0 0 471 471" svg:d="m232 0c131 0 234 101 234 232s-103 234-234 234-232-103-232-234 101-232 232-232zm-232 0zm471 471z">
          <text:p/>
        </draw:path>
        <draw:path draw:style-name="gr34" draw:text-style-name="P1" draw:layer="layout" svg:width="4.497cm" svg:height="0.001cm" draw:transform="rotate (-0.675093354672465) translate (-9.66241372727518cm 10.8353582269429cm)" svg:viewBox="0 0 4498 2" svg:d="m0 2c1499-1 2999-1 4498-2">
          <text:p/>
        </draw:path>
        <draw:path draw:style-name="gr34" draw:text-style-name="P1" draw:layer="layout" svg:width="4.497cm" svg:height="-0.001cm" draw:transform="skewX (-0.000349065850398908) rotate (-2.46684836476951) translate (-2.63893712181005cm 10.8365956327282cm)" svg:viewBox="0 0 4498 0" svg:d="m0 0c1499 0 2999 0 4498 0">
          <text:p/>
        </draw:path>
        <draw:path draw:style-name="gr34" draw:text-style-name="P1" draw:layer="layout" svg:width="0cm" svg:height="4.214cm" svg:x="-6.151cm" svg:y="13.646cm" svg:viewBox="0 0 0 4215" svg:d="m0 4215c0-1405 0-2810 0-4215">
          <text:p/>
        </draw:path>
        <draw:path draw:style-name="gr33" draw:text-style-name="P1" draw:layer="layout" svg:width="0.47cm" svg:height="0.47cm" svg:x="-2.873cm" svg:y="10.602cm" svg:viewBox="0 0 471 471" svg:d="m232 0c131 0 234 101 234 232s-103 234-234 234-232-103-232-234 101-232 232-232zm-232 0zm471 471z">
          <text:p/>
        </draw:path>
        <draw:path draw:style-name="gr35" draw:text-style-name="P1" draw:layer="layout" svg:width="0cm" svg:height="3.277cm" svg:x="-6.151cm" svg:y="14.115cm" svg:viewBox="0 0 0 3278" svg:d="m0 3278c0-1093 0-2185 0-3278">
          <text:p/>
        </draw:path>
        <draw:path draw:style-name="gr35" draw:text-style-name="P1" draw:layer="layout" svg:width="3.472cm" svg:height="-0.001cm" draw:transform="skewX (0.000523598775598247) rotate (0.675093354671279) translate (-5.77887398053144cm 13.3490134175217cm)" svg:viewBox="0 0 3473 0" svg:d="m0 0c1158 0 2315 0 3473 0">
          <text:p/>
        </draw:path>
        <draw:path draw:style-name="gr35" draw:text-style-name="P1" draw:layer="layout" svg:width="3.472cm" svg:height="-0.001cm" draw:transform="skewX (-0.000523598775598248) rotate (2.46649929891792) translate (-6.55866914456742cm 13.3350636425614cm)" svg:viewBox="0 0 3473 0" svg:d="m0 0c1158 0 2315 0 3473 0">
          <text:p/>
        </draw:path>
        <draw:path draw:style-name="gr32" draw:text-style-name="P1" draw:layer="layout" svg:width="1.875cm" svg:height="1.875cm" svg:x="-10.6cm" svg:y="9.9cm" svg:viewBox="0 0 1876 1876" svg:d="m937 0c531 0 936 405 936 937s-405 936-936 936-937-405-937-936 405-937 937-937zm-937 0zm1876 1876z">
          <text:p/>
        </draw:path>
        <draw:path draw:style-name="gr33" draw:text-style-name="P1" draw:layer="layout" svg:width="0.47cm" svg:height="0.47cm" svg:x="-9.898cm" svg:y="10.602cm" svg:viewBox="0 0 471 471" svg:d="m232 0c131 0 234 101 234 232s-103 234-234 234-232-103-232-234 101-232 232-232zm-232 0zm471 471z">
          <text:p/>
        </draw:path>
        <draw:path draw:style-name="gr32" draw:text-style-name="P1" draw:layer="layout" svg:width="1.875cm" svg:height="1.875cm" svg:x="-7.088cm" svg:y="16.924cm" svg:viewBox="0 0 1876 1876" svg:d="m937 0c531 0 936 405 936 937s-405 936-936 936-937-405-937-936 405-937 937-937zm-937 0zm1876 1876z">
          <text:p/>
        </draw:path>
        <draw:path draw:style-name="gr33" draw:text-style-name="P1" draw:layer="layout" svg:width="0.47cm" svg:height="0.47cm" svg:x="-6.385cm" svg:y="17.627cm" svg:viewBox="0 0 471 471" svg:d="m232 0c131 0 234 101 234 232s-103 234-234 234-232-103-232-234 101-232 232-232zm-232 0zm471 471z">
          <text:p/>
        </draw:path>
      </draw:page>
      <draw:page draw:name="page5" draw:style-name="dp1" draw:master-page-name="Default">
        <draw:custom-shape draw:style-name="gr36" draw:text-style-name="P1" draw:layer="layout" svg:width="14.5cm" svg:height="2.932cm" svg:x="1.572cm" svg:y="6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7" draw:text-style-name="P7" draw:layer="layout" svg:width="2.65cm" svg:height="2.694cm" svg:x="1.801cm" svg:y="9.8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7" draw:layer="layout" svg:width="2.65cm" svg:height="2.694cm" svg:x="1.781cm" svg:y="9.8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5" draw:layer="layout" svg:width="2.649cm" svg:height="1.978cm" svg:x="1.781cm" svg:y="10.564cm" svg:viewBox="0 0 2650 1979" svg:d="m2231 1979c232 0 419-198 419-444v-1091c0-246-187-444-419-444h-1812c-232 0-419 198-419 444v1091c0 246 187 444 419 444z">
            <text:p/>
          </draw:path>
          <draw:path draw:style-name="gr30" draw:layer="layout" svg:width="2.674cm" svg:height="1.6cm" svg:x="1.769cm" svg:y="9.849cm" svg:viewBox="0 0 2675 1601" svg:d="m430 0c-238 0-430 192-430 430v1171c391-411 1073-683 1850-683 291 0 570 38 825 108v-596c0-238-192-430-430-430z">
            <text:p/>
          </draw:path>
          <draw:g>
            <draw:path draw:style-name="gr39" draw:text-style-name="P1" draw:layer="layout" svg:width="0.509cm" svg:height="0.509cm" svg:x="3.812cm" svg:y="10.022cm" svg:viewBox="0 0 510 510" svg:d="m255 0c144 0 254 110 254 255s-110 254-254 254-255-110-255-254 110-255 255-255zm-255 0zm510 510z">
              <text:p/>
            </draw:path>
            <draw:path draw:style-name="gr40" draw:text-style-name="P1" draw:layer="layout" svg:width="0.127cm" svg:height="0.127cm" svg:x="3.048cm" svg:y="10.978cm" svg:viewBox="0 0 128 128" svg:d="m63 0c36 0 64 27 64 63s-28 64-64 64-63-28-63-64 27-63 63-63zm-63 0zm128 128z">
              <text:p/>
            </draw:path>
            <draw:path draw:style-name="gr41" draw:text-style-name="P1" draw:layer="layout" svg:width="1.222cm" svg:height="0cm" draw:transform="skewX (-0.00139626340159519) rotate (-0.675791486373263) translate (2.15699266501512cm 10.2761559780635cm)" svg:viewBox="0 0 1223 1" svg:d="m0 1c408 0 815-1 1223-1">
              <text:p/>
            </draw:path>
            <draw:path draw:style-name="gr41" draw:text-style-name="P1" draw:layer="layout" svg:width="1.222cm" svg:height="0.001cm" draw:transform="skewX (-0.00261799387799104) rotate (-2.4682446281711) translate (4.06747029100978cm 10.2784887222911cm)" svg:viewBox="0 0 1223 2" svg:d="m0 2c408-1 815-1 1223-2">
              <text:p/>
            </draw:path>
            <draw:path draw:style-name="gr41" draw:text-style-name="P1" draw:layer="layout" svg:width="0cm" svg:height="1.145cm" svg:x="3.111cm" svg:y="11.041cm" svg:viewBox="0 0 0 1146" svg:d="m0 1146c0-382 0-764 0-1146">
              <text:p/>
            </draw:path>
            <draw:path draw:style-name="gr40" draw:text-style-name="P1" draw:layer="layout" svg:width="0.127cm" svg:height="0.127cm" svg:x="4.003cm" svg:y="10.213cm" svg:viewBox="0 0 128 128" svg:d="m63 0c36 0 64 27 64 63s-28 64-64 64-63-28-63-64 27-63 63-63zm-63 0zm128 128z">
              <text:p/>
            </draw:path>
            <draw:path draw:style-name="gr42" draw:text-style-name="P1" draw:layer="layout" svg:width="0cm" svg:height="0.89cm" svg:x="3.111cm" svg:y="11.169cm" svg:viewBox="0 0 0 891" svg:d="m0 891c0-297 0-594 0-891">
              <text:p/>
            </draw:path>
            <draw:path draw:style-name="gr42" draw:text-style-name="P1" draw:layer="layout" svg:width="0.943cm" svg:height="-0.001cm" draw:transform="skewX (0.00174532925199397) rotate (0.67474428882088) translate (3.21235468643843cm 10.9601487226969cm)" svg:viewBox="0 0 944 0" svg:d="m0 0c315 0 630 0 944 0">
              <text:p/>
            </draw:path>
            <draw:path draw:style-name="gr42" draw:text-style-name="P1" draw:layer="layout" svg:width="0.943cm" svg:height="-0.001cm" draw:transform="skewX (-0.00174532925199412) rotate (2.46684836476832) translate (3.00050491368136cm 10.9565591005271cm)" svg:viewBox="0 0 944 0" svg:d="m0 0c315 0 630 0 944 0">
              <text:p/>
            </draw:path>
            <draw:path draw:style-name="gr39" draw:text-style-name="P1" draw:layer="layout" svg:width="0.509cm" svg:height="0.509cm" svg:x="1.901cm" svg:y="10.022cm" svg:viewBox="0 0 510 510" svg:d="m255 0c144 0 254 110 254 255s-110 254-254 254-255-110-255-254 110-255 255-255zm-255 0zm510 510z">
              <text:p/>
            </draw:path>
            <draw:path draw:style-name="gr40" draw:text-style-name="P1" draw:layer="layout" svg:width="0.127cm" svg:height="0.127cm" svg:x="2.093cm" svg:y="10.213cm" svg:viewBox="0 0 128 128" svg:d="m63 0c36 0 64 27 64 63s-28 64-64 64-63-28-63-64 27-63 63-63zm-63 0zm128 128z">
              <text:p/>
            </draw:path>
            <draw:path draw:style-name="gr39" draw:text-style-name="P1" draw:layer="layout" svg:width="0.509cm" svg:height="0.509cm" svg:x="2.857cm" svg:y="11.933cm" svg:viewBox="0 0 510 510" svg:d="m255 0c144 0 254 110 254 255s-110 254-254 254-255-110-255-254 110-255 255-255zm-255 0zm510 510z">
              <text:p/>
            </draw:path>
            <draw:path draw:style-name="gr40" draw:text-style-name="P1" draw:layer="layout" svg:width="0.127cm" svg:height="0.127cm" svg:x="3.048cm" svg:y="12.124cm" svg:viewBox="0 0 128 128" svg:d="m63 0c36 0 64 27 64 63s-28 64-64 64-63-28-63-64 27-63 63-63zm-63 0zm128 128z">
              <text:p/>
            </draw:path>
          </draw:g>
          <draw:g>
            <draw:path draw:style-name="gr43" draw:text-style-name="P1" draw:layer="layout" svg:width="0.509cm" svg:height="0.509cm" svg:x="3.8cm" svg:y="9.999cm" svg:viewBox="0 0 510 510" svg:d="m255 0c144 0 254 110 254 255s-110 254-254 254-255-110-255-254 110-255 255-255zm-255 0zm510 510z">
              <text:p/>
            </draw:path>
            <draw:path draw:style-name="gr44" draw:text-style-name="P1" draw:layer="layout" svg:width="0.127cm" svg:height="0.127cm" svg:x="3.036cm" svg:y="10.955cm" svg:viewBox="0 0 128 128" svg:d="m63 0c36 0 64 27 64 63s-28 64-64 64-63-28-63-64 27-63 63-63zm-63 0zm128 128z">
              <text:p/>
            </draw:path>
            <draw:path draw:style-name="gr34" draw:text-style-name="P1" draw:layer="layout" svg:width="1.222cm" svg:height="0cm" draw:transform="skewX (-0.00139626340159515) rotate (-0.675791486373263) translate (2.14499266501512cm 10.2531559780635cm)" svg:viewBox="0 0 1223 1" svg:d="m0 1c408 0 815-1 1223-1">
              <text:p/>
            </draw:path>
            <draw:path draw:style-name="gr34" draw:text-style-name="P1" draw:layer="layout" svg:width="1.222cm" svg:height="0.001cm" draw:transform="skewX (-0.00261799387799098) rotate (-2.4682446281711) translate (4.05547029100978cm 10.2554887222911cm)" svg:viewBox="0 0 1223 2" svg:d="m0 2c408-1 815-1 1223-2">
              <text:p/>
            </draw:path>
            <draw:path draw:style-name="gr34" draw:text-style-name="P1" draw:layer="layout" svg:width="0cm" svg:height="1.145cm" svg:x="3.099cm" svg:y="11.018cm" svg:viewBox="0 0 0 1146" svg:d="m0 1146c0-382 0-764 0-1146">
              <text:p/>
            </draw:path>
            <draw:path draw:style-name="gr44" draw:text-style-name="P1" draw:layer="layout" svg:width="0.127cm" svg:height="0.127cm" svg:x="3.991cm" svg:y="10.19cm" svg:viewBox="0 0 128 128" svg:d="m63 0c36 0 64 27 64 63s-28 64-64 64-63-28-63-64 27-63 63-63zm-63 0zm128 128z">
              <text:p/>
            </draw:path>
            <draw:path draw:style-name="gr45" draw:text-style-name="P1" draw:layer="layout" svg:width="0cm" svg:height="0.89cm" svg:x="3.099cm" svg:y="11.146cm" svg:viewBox="0 0 0 891" svg:d="m0 891c0-297 0-594 0-891">
              <text:p/>
            </draw:path>
            <draw:path draw:style-name="gr45" draw:text-style-name="P1" draw:layer="layout" svg:width="0.943cm" svg:height="-0.001cm" draw:transform="skewX (0.00174532925199407) rotate (0.67474428882088) translate (3.20035468643843cm 10.9371487226969cm)" svg:viewBox="0 0 944 0" svg:d="m0 0c315 0 630 0 944 0">
              <text:p/>
            </draw:path>
            <draw:path draw:style-name="gr45" draw:text-style-name="P1" draw:layer="layout" svg:width="0.943cm" svg:height="-0.001cm" draw:transform="skewX (-0.00174532925199412) rotate (2.46684836476832) translate (2.98850491368136cm 10.9335591005271cm)" svg:viewBox="0 0 944 0" svg:d="m0 0c315 0 630 0 944 0">
              <text:p/>
            </draw:path>
            <draw:path draw:style-name="gr43" draw:text-style-name="P1" draw:layer="layout" svg:width="0.509cm" svg:height="0.509cm" svg:x="1.889cm" svg:y="9.999cm" svg:viewBox="0 0 510 510" svg:d="m255 0c144 0 254 110 254 255s-110 254-254 254-255-110-255-254 110-255 255-255zm-255 0zm510 510z">
              <text:p/>
            </draw:path>
            <draw:path draw:style-name="gr44" draw:text-style-name="P1" draw:layer="layout" svg:width="0.127cm" svg:height="0.127cm" svg:x="2.081cm" svg:y="10.19cm" svg:viewBox="0 0 128 128" svg:d="m63 0c36 0 64 27 64 63s-28 64-64 64-63-28-63-64 27-63 63-63zm-63 0zm128 128z">
              <text:p/>
            </draw:path>
            <draw:path draw:style-name="gr43" draw:text-style-name="P1" draw:layer="layout" svg:width="0.509cm" svg:height="0.509cm" svg:x="2.845cm" svg:y="11.91cm" svg:viewBox="0 0 510 510" svg:d="m255 0c144 0 254 110 254 255s-110 254-254 254-255-110-255-254 110-255 255-255zm-255 0zm510 510z">
              <text:p/>
            </draw:path>
            <draw:path draw:style-name="gr44" draw:text-style-name="P1" draw:layer="layout" svg:width="0.127cm" svg:height="0.127cm" svg:x="3.036cm" svg:y="12.101cm" svg:viewBox="0 0 128 128" svg:d="m63 0c36 0 64 27 64 63s-28 64-64 64-63-28-63-64 27-63 63-63zm-63 0zm128 128z">
              <text:p/>
            </draw:path>
          </draw:g>
        </draw:g>
        <draw:g>
          <draw:path draw:style-name="gr18" draw:text-style-name="P5" draw:layer="layout" svg:width="1.46cm" svg:height="2.056cm" svg:x="5.1cm" svg:y="10.287cm" svg:viewBox="0 0 1461 2057" svg:d="m0 0c177 0 354 0 530 0 0 552 0 1104 0 1656 311 0 621 0 931 0 0 133 0 267 0 401-487 0-974 0-1461 0 0-686 0-1371 0-2057z">
            <text:p/>
          </draw:path>
          <draw:path draw:style-name="gr18" draw:text-style-name="P5" draw:layer="layout" svg:width="0.492cm" svg:height="2.143cm" svg:x="6.873cm" svg:y="10.2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8" draw:text-style-name="P5" draw:layer="layout" svg:width="1.754cm" svg:height="1.542cm" svg:x="7.644cm" svg:y="10.8cm" svg:viewBox="0 0 1755 1543" svg:d="m0 0c164 0 329 0 493 0 128 355 256 711 384 1066 128-355 256-711 383-1066 165 0 330 0 495 0-203 514-405 1029-608 1543-180 0-360 0-541 0-202-514-404-1029-606-1543z">
            <text:p/>
          </draw:path>
          <draw:path draw:style-name="gr18" draw:text-style-name="P5" draw:layer="layout" svg:width="1.655cm" svg:height="1.619cm" svg:x="9.559cm" svg:y="10.763cm" svg:viewBox="0 0 1656 1620" svg:d="m1656 805v140h-1153c12 116 53 203 125 260s172 87 300 87c104 0 210-15 319-46 109-31 221-77 336-140v380c-117 44-234 78-350 100-117 23-233 34-350 34-279 0-496-71-651-213s-232-341-232-597c0-252 76-450 228-594 152-144 361-216 627-216 243 0 437 73 582 219s219 341 219 586zm-507-164c0-94-28-170-82-227-55-57-126-86-214-86-96 0-173 27-233 80s-97 132-112 233z">
            <text:p/>
          </draw:path>
          <draw:path draw:style-name="gr18" draw:text-style-name="P5" draw:layer="layout" svg:width="1.622cm" svg:height="2.133cm" svg:x="11.554cm" svg:y="10.249cm" svg:viewBox="0 0 1623 2134" svg:d="m1488 102v435c-113-50-223-88-331-114-107-26-209-39-304-39-127 0-221 18-281 53-61 35-91 89-91 162 0 55 20 98 61 129s115 57 222 79l226 46c229 46 392 115 488 209 96 94 145 227 145 400 0 227-68 395-202 506s-340 166-617 166c-130 0-261-12-392-37-131-25-263-62-394-110v-448c131 70 258 122 381 158s241 53 354 53c116 0 205-20 266-58 62-39 93-94 93-166 0-64-21-113-63-148s-125-66-250-94l-205-45c-206-45-356-115-451-211s-143-227-143-390c0-205 66-362 198-473 133-110 323-165 571-165 113 0 229 9 348 25 119 17 243 43 371 77z">
            <text:p/>
          </draw:path>
          <draw:path draw:style-name="gr18" draw:text-style-name="P5" draw:layer="layout" svg:width="1.55cm" svg:height="2.142cm" svg:x="13.621cm" svg:y="10.2cm" svg:viewBox="0 0 1551 2143" svg:d="m1551 1204v939h-496v-153-563c0-135-3-228-9-278-6-51-16-88-31-112-19-32-45-57-78-75-33-18-71-27-113-27-103 0-184 40-243 119s-88 190-88 330v759h-493v-2143h493v826c75-90 153-156 237-199 84-43 176-64 277-64 178 0 313 55 406 164s138 268 138 477z">
            <text:p/>
          </draw:path>
          <draw:path draw:style-name="gr18" draw:text-style-name="P5" draw:layer="layout" svg:width="0.492cm" svg:height="2.143cm" svg:x="15.627cm" svg:y="10.2cm" svg:viewBox="0 0 493 2144" svg:d="m0 601c164 0 329 0 493 0 0 514 0 1029 0 1543-164 0-329 0-493 0 0-514 0-1029 0-1543zm0-601c164 0 329 0 493 0 0 134 0 268 0 402-164 0-329 0-493 0 0-134 0-268 0-402z">
            <text:p/>
          </draw:path>
          <draw:path draw:style-name="gr18" draw:text-style-name="P5" draw:layer="layout" svg:width="1.197cm" svg:height="2.142cm" svg:x="16.41cm" svg:y="10.2cm" svg:viewBox="0 0 1198 2143" svg:d="m1198 0v324h-272c-70 0-119 12-146 38s-42 69-42 131v107h422v353h-422v1190h-493v-1190h-245v-353h245v-107c0-168 47-292 141-373s238-120 435-120z">
            <text:p/>
          </draw:path>
          <draw:path draw:style-name="gr18" draw:text-style-name="P5" draw:layer="layout" svg:width="1.246cm" svg:height="1.98cm" svg:x="17.62cm" svg:y="10.362cm" svg:viewBox="0 0 1247 1981" svg:d="m738 0v438h509v353h-509v654c0 72 15 120 43 145s85 38 169 38h254v353h-423c-195 0-333-41-414-122s-122-219-122-414v-654h-245v-353h245v-438z">
            <text:p/>
          </draw:path>
        </draw:g>
        <draw:frame draw:style-name="gr8" draw:text-style-name="P8" draw:layer="layout" svg:width="11.081cm" svg:height="2.715cm" svg:x="4.834cm" svg:y="6.609cm">
          <draw:text-box>
            <text:p text:style-name="P8">LiveShift</text:p>
          </draw:text-box>
        </draw:frame>
        <draw:g>
          <draw:custom-shape draw:style-name="gr37" draw:text-style-name="P7" draw:layer="layout" svg:width="2.65cm" svg:height="2.694cm" svg:x="1.748cm" svg:y="6.5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7" draw:layer="layout" svg:width="2.65cm" svg:height="2.694cm" svg:x="1.728cm" svg:y="6.5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5" draw:layer="layout" svg:width="2.649cm" svg:height="1.978cm" svg:x="1.728cm" svg:y="7.238cm" svg:viewBox="0 0 2650 1979" svg:d="m2231 1979c232 0 419-198 419-444v-1091c0-246-187-444-419-444h-1812c-232 0-419 198-419 444v1091c0 246 187 444 419 444z">
            <text:p/>
          </draw:path>
          <draw:path draw:style-name="gr30" draw:layer="layout" svg:width="2.674cm" svg:height="1.6cm" svg:x="1.716cm" svg:y="6.523cm" svg:viewBox="0 0 2675 1601" svg:d="m430 0c-238 0-430 192-430 430v1171c391-411 1073-683 1850-683 291 0 570 38 825 108v-596c0-238-192-430-430-430z">
            <text:p/>
          </draw:path>
          <draw:g>
            <draw:path draw:style-name="gr39" draw:text-style-name="P1" draw:layer="layout" svg:width="0.509cm" svg:height="0.509cm" svg:x="3.759cm" svg:y="6.696cm" svg:viewBox="0 0 510 510" svg:d="m255 0c144 0 254 110 254 255s-110 254-254 254-255-110-255-254 110-255 255-255zm-255 0zm510 510z">
              <text:p/>
            </draw:path>
            <draw:path draw:style-name="gr40" draw:text-style-name="P1" draw:layer="layout" svg:width="0.127cm" svg:height="0.127cm" svg:x="2.995cm" svg:y="7.652cm" svg:viewBox="0 0 128 128" svg:d="m63 0c36 0 64 27 64 63s-28 64-64 64-63-28-63-64 27-63 63-63zm-63 0zm128 128z">
              <text:p/>
            </draw:path>
            <draw:path draw:style-name="gr41" draw:text-style-name="P1" draw:layer="layout" svg:width="1.222cm" svg:height="0cm" draw:transform="skewX (-0.00139626340159527) rotate (-0.675791486373263) translate (2.10399266501512cm 6.95015597806347cm)" svg:viewBox="0 0 1223 1" svg:d="m0 1c408 0 815-1 1223-1">
              <text:p/>
            </draw:path>
            <draw:path draw:style-name="gr41" draw:text-style-name="P1" draw:layer="layout" svg:width="1.222cm" svg:height="0.001cm" draw:transform="skewX (-0.00261799387799096) rotate (-2.4682446281711) translate (4.01447029100978cm 6.95248872229105cm)" svg:viewBox="0 0 1223 2" svg:d="m0 2c408-1 815-1 1223-2">
              <text:p/>
            </draw:path>
            <draw:path draw:style-name="gr41" draw:text-style-name="P1" draw:layer="layout" svg:width="0cm" svg:height="1.145cm" svg:x="3.058cm" svg:y="7.715cm" svg:viewBox="0 0 0 1146" svg:d="m0 1146c0-382 0-764 0-1146">
              <text:p/>
            </draw:path>
            <draw:path draw:style-name="gr40" draw:text-style-name="P1" draw:layer="layout" svg:width="0.127cm" svg:height="0.127cm" svg:x="3.95cm" svg:y="6.887cm" svg:viewBox="0 0 128 128" svg:d="m63 0c36 0 64 27 64 63s-28 64-64 64-63-28-63-64 27-63 63-63zm-63 0zm128 128z">
              <text:p/>
            </draw:path>
            <draw:path draw:style-name="gr42" draw:text-style-name="P1" draw:layer="layout" svg:width="0cm" svg:height="0.89cm" svg:x="3.058cm" svg:y="7.843cm" svg:viewBox="0 0 0 891" svg:d="m0 891c0-297 0-594 0-891">
              <text:p/>
            </draw:path>
            <draw:path draw:style-name="gr42" draw:text-style-name="P1" draw:layer="layout" svg:width="0.943cm" svg:height="-0.001cm" draw:transform="skewX (0.00174532925199407) rotate (0.67474428882088) translate (3.15935468643843cm 7.63414872269688cm)" svg:viewBox="0 0 944 0" svg:d="m0 0c315 0 630 0 944 0">
              <text:p/>
            </draw:path>
            <draw:path draw:style-name="gr42" draw:text-style-name="P1" draw:layer="layout" svg:width="0.943cm" svg:height="-0.001cm" draw:transform="skewX (-0.00174532925199394) rotate (2.46684836476832) translate (2.94750491368136cm 7.63055910052714cm)" svg:viewBox="0 0 944 0" svg:d="m0 0c315 0 630 0 944 0">
              <text:p/>
            </draw:path>
            <draw:path draw:style-name="gr39" draw:text-style-name="P1" draw:layer="layout" svg:width="0.509cm" svg:height="0.509cm" svg:x="1.848cm" svg:y="6.696cm" svg:viewBox="0 0 510 510" svg:d="m255 0c144 0 254 110 254 255s-110 254-254 254-255-110-255-254 110-255 255-255zm-255 0zm510 510z">
              <text:p/>
            </draw:path>
            <draw:path draw:style-name="gr40" draw:text-style-name="P1" draw:layer="layout" svg:width="0.127cm" svg:height="0.127cm" svg:x="2.04cm" svg:y="6.887cm" svg:viewBox="0 0 128 128" svg:d="m63 0c36 0 64 27 64 63s-28 64-64 64-63-28-63-64 27-63 63-63zm-63 0zm128 128z">
              <text:p/>
            </draw:path>
            <draw:path draw:style-name="gr39" draw:text-style-name="P1" draw:layer="layout" svg:width="0.509cm" svg:height="0.509cm" svg:x="2.804cm" svg:y="8.607cm" svg:viewBox="0 0 510 510" svg:d="m255 0c144 0 254 110 254 255s-110 254-254 254-255-110-255-254 110-255 255-255zm-255 0zm510 510z">
              <text:p/>
            </draw:path>
            <draw:path draw:style-name="gr40" draw:text-style-name="P1" draw:layer="layout" svg:width="0.127cm" svg:height="0.127cm" svg:x="2.995cm" svg:y="8.798cm" svg:viewBox="0 0 128 128" svg:d="m63 0c36 0 64 27 64 63s-28 64-64 64-63-28-63-64 27-63 63-63zm-63 0zm128 128z">
              <text:p/>
            </draw:path>
          </draw:g>
          <draw:g>
            <draw:path draw:style-name="gr43" draw:text-style-name="P1" draw:layer="layout" svg:width="0.509cm" svg:height="0.509cm" svg:x="3.747cm" svg:y="6.673cm" svg:viewBox="0 0 510 510" svg:d="m255 0c144 0 254 110 254 255s-110 254-254 254-255-110-255-254 110-255 255-255zm-255 0zm510 510z">
              <text:p/>
            </draw:path>
            <draw:path draw:style-name="gr44" draw:text-style-name="P1" draw:layer="layout" svg:width="0.127cm" svg:height="0.127cm" svg:x="2.983cm" svg:y="7.629cm" svg:viewBox="0 0 128 128" svg:d="m63 0c36 0 64 27 64 63s-28 64-64 64-63-28-63-64 27-63 63-63zm-63 0zm128 128z">
              <text:p/>
            </draw:path>
            <draw:path draw:style-name="gr34" draw:text-style-name="P1" draw:layer="layout" svg:width="1.222cm" svg:height="0cm" draw:transform="skewX (-0.00139626340159524) rotate (-0.675791486373263) translate (2.09199266501512cm 6.92715597806347cm)" svg:viewBox="0 0 1223 1" svg:d="m0 1c408 0 815-1 1223-1">
              <text:p/>
            </draw:path>
            <draw:path draw:style-name="gr34" draw:text-style-name="P1" draw:layer="layout" svg:width="1.222cm" svg:height="0.001cm" draw:transform="skewX (-0.00261799387799104) rotate (-2.4682446281711) translate (4.00247029100978cm 6.92948872229105cm)" svg:viewBox="0 0 1223 2" svg:d="m0 2c408-1 815-1 1223-2">
              <text:p/>
            </draw:path>
            <draw:path draw:style-name="gr34" draw:text-style-name="P1" draw:layer="layout" svg:width="0cm" svg:height="1.145cm" svg:x="3.046cm" svg:y="7.692cm" svg:viewBox="0 0 0 1146" svg:d="m0 1146c0-382 0-764 0-1146">
              <text:p/>
            </draw:path>
            <draw:path draw:style-name="gr44" draw:text-style-name="P1" draw:layer="layout" svg:width="0.127cm" svg:height="0.127cm" svg:x="3.938cm" svg:y="6.864cm" svg:viewBox="0 0 128 128" svg:d="m63 0c36 0 64 27 64 63s-28 64-64 64-63-28-63-64 27-63 63-63zm-63 0zm128 128z">
              <text:p/>
            </draw:path>
            <draw:path draw:style-name="gr45" draw:text-style-name="P1" draw:layer="layout" svg:width="0cm" svg:height="0.89cm" svg:x="3.046cm" svg:y="7.82cm" svg:viewBox="0 0 0 891" svg:d="m0 891c0-297 0-594 0-891">
              <text:p/>
            </draw:path>
            <draw:path draw:style-name="gr45" draw:text-style-name="P1" draw:layer="layout" svg:width="0.943cm" svg:height="-0.001cm" draw:transform="skewX (0.00174532925199407) rotate (0.67474428882088) translate (3.14735468643843cm 7.61114872269688cm)" svg:viewBox="0 0 944 0" svg:d="m0 0c315 0 630 0 944 0">
              <text:p/>
            </draw:path>
            <draw:path draw:style-name="gr45" draw:text-style-name="P1" draw:layer="layout" svg:width="0.943cm" svg:height="-0.001cm" draw:transform="skewX (-0.00174532925199394) rotate (2.46684836476832) translate (2.93550491368136cm 7.60755910052714cm)" svg:viewBox="0 0 944 0" svg:d="m0 0c315 0 630 0 944 0">
              <text:p/>
            </draw:path>
            <draw:path draw:style-name="gr43" draw:text-style-name="P1" draw:layer="layout" svg:width="0.509cm" svg:height="0.509cm" svg:x="1.836cm" svg:y="6.673cm" svg:viewBox="0 0 510 510" svg:d="m255 0c144 0 254 110 254 255s-110 254-254 254-255-110-255-254 110-255 255-255zm-255 0zm510 510z">
              <text:p/>
            </draw:path>
            <draw:path draw:style-name="gr44" draw:text-style-name="P1" draw:layer="layout" svg:width="0.127cm" svg:height="0.127cm" svg:x="2.028cm" svg:y="6.864cm" svg:viewBox="0 0 128 128" svg:d="m63 0c36 0 64 27 64 63s-28 64-64 64-63-28-63-64 27-63 63-63zm-63 0zm128 128z">
              <text:p/>
            </draw:path>
            <draw:path draw:style-name="gr43" draw:text-style-name="P1" draw:layer="layout" svg:width="0.509cm" svg:height="0.509cm" svg:x="2.792cm" svg:y="8.584cm" svg:viewBox="0 0 510 510" svg:d="m255 0c144 0 254 110 254 255s-110 254-254 254-255-110-255-254 110-255 255-255zm-255 0zm510 510z">
              <text:p/>
            </draw:path>
            <draw:path draw:style-name="gr44" draw:text-style-name="P1" draw:layer="layout" svg:width="0.127cm" svg:height="0.127cm" svg:x="2.983cm" svg:y="8.775cm" svg:viewBox="0 0 128 128" svg:d="m63 0c36 0 64 27 64 63s-28 64-64 64-63-28-63-64 27-63 63-63zm-63 0zm128 128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4c4c4c" draw:end-color="#b3b3b3" draw:start-intensity="100%" draw:end-intensity="100%" draw:angle="150" draw:border="0%"/>
    <draw:gradient draw:name="Gradient_20_8" draw:display-name="Gradient 8" draw:style="linear" draw:start-color="#c0c0c0" draw:end-color="#ffffff" draw:start-intensity="100%" draw:end-intensity="100%" draw:angle="150" draw:border="0%"/>
    <draw:gradient draw:name="Gradient_20_9" draw:display-name="Gradient 9" draw:style="linear" draw:start-color="#000000" draw:end-color="#ffffff" draw:start-intensity="100%" draw:end-intensity="100%" draw:angle="0" draw:border="0%"/>
    <draw:gradient draw:name="gradient-1" draw:style="linear" draw:start-color="#ff7f00" draw:end-color="#e64500" draw:start-intensity="100%" draw:end-intensity="100%" draw:angle="6" draw:border="59%"/>
    <draw:gradient draw:name="gradient-2" draw:style="linear" draw:start-color="#ffffff" draw:end-color="#ff0000" draw:start-intensity="100%" draw:end-intensity="100%" draw:angle="0" draw:border="63%"/>
    <draw:gradient draw:name="gradient-4" draw:style="linear" draw:start-color="#ffffff" draw:end-color="#c3c3c3" draw:start-intensity="100%" draw:end-intensity="100%" draw:angle="40" draw:border="-194%"/>
    <draw:gradient draw:name="gradient-5" draw:style="linear" draw:start-color="#ffffff" draw:end-color="#c3c3c3" draw:start-intensity="100%" draw:end-intensity="100%" draw:angle="40" draw:border="-4%"/>
    <draw:gradient draw:name="gradient-6" draw:style="linear" draw:start-color="#ffffff" draw:end-color="#c3c3c3" draw:start-intensity="100%" draw:end-intensity="100%" draw:angle="40" draw:border="44%"/>
    <draw:opacity draw:name="gradient-3" draw:style="linear" draw:start="0%" draw:end="100%" draw:angle="0" draw:border="63%"/>
    <draw:opacity draw:name="gradient-7" draw:style="linear" draw:start="100%" draw:end="0%" draw:angle="3594" draw:border="125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abio Hecht</meta:initial-creator>
    <meta:creation-date>2012-04-04T16:12:02</meta:creation-date>
    <dc:date>2012-04-05T11:37:08</dc:date>
    <dc:creator>Fabio Hecht</dc:creator>
    <meta:editing-duration>PT19H11M9S</meta:editing-duration>
    <meta:editing-cycles>23</meta:editing-cycles>
    <meta:generator>LibreOffice/3.3$Unix LibreOffice_project/330m19$Build-202</meta:generator>
    <meta:document-statistic meta:object-count="3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35%"/>
    </style:style>
    <style:style style:name="gr2" style:family="graphic" style:parent-style-name="standard">
      <style:graphic-properties draw:stroke="none" draw:fill="gradient" draw:fill-gradient-name="gradient-1" draw:opacity="100%"/>
    </style:style>
    <style:style style:name="gr3" style:family="graphic" style:parent-style-name="standard">
      <style:graphic-properties draw:stroke="none" draw:fill="gradient" draw:fill-gradient-name="gradient-2" draw:opacity="23%" draw:opacity-name="gradient-3"/>
    </style:style>
    <style:style style:name="gr4" style:family="graphic" style:parent-style-name="standard">
      <style:graphic-properties draw:stroke="none" draw:fill="solid" draw:fill-color="#000000" draw:opacity="50%"/>
    </style:style>
    <style:style style:name="gr5" style:family="graphic" style:parent-style-name="standard">
      <style:graphic-properties draw:stroke="none" draw:fill="gradient" draw:fill-gradient-name="gradient-4" draw:opacity="100%"/>
    </style:style>
    <style:style style:name="gr6" style:family="graphic" style:parent-style-name="standard">
      <style:graphic-properties draw:stroke="none" draw:fill="gradient" draw:fill-gradient-name="gradient-5" draw:opacity="100%"/>
    </style:style>
    <style:style style:name="gr7" style:family="graphic" style:parent-style-name="standard">
      <style:graphic-properties draw:stroke="none" draw:fill="gradient" draw:fill-gradient-name="gradient-6" draw:opacity="100%"/>
    </style:style>
    <style:style style:name="gr8" style:family="graphic" style:parent-style-name="standard">
      <style:graphic-properties draw:stroke="none" draw:fill="solid" draw:fill-color="#ffffff" draw:opacity="48%" draw:opacity-name="gradient-7"/>
    </style:style>
  </office:automatic-styles>
  <office:body>
    <office:drawing>
      <draw:page draw:name="page1" draw:style-name="dp1" draw:master-page-name="Default">
        <draw:g>
          <draw:g>
            <draw:rect draw:style-name="gr1" draw:layer="layout" svg:width="12.299cm" svg:height="12.376cm" svg:x="0.159cm" svg:y="0.13cm">
              <text:p/>
            </draw:rect>
            <draw:rect draw:style-name="gr2" draw:layer="layout" svg:width="12.299cm" svg:height="12.376cm" svg:x="0cm" svg:y="0cm">
              <text:p/>
            </draw:rect>
            <draw:path draw:style-name="gr3" draw:layer="layout" svg:width="11.991cm" svg:height="8.953cm" svg:x="0.154cm" svg:y="3.293cm" svg:viewBox="0 0 11992 8954" svg:d="m10096 8954c1049 0 1896-896 1896-2009v-4937c0-1113-847-2008-1896-2008h-8201c-1050 0-1895 895-1895 2008v4937c0 1113 845 2009 1895 2009z">
              <text:p/>
            </draw:path>
            <draw:g>
              <draw:path draw:style-name="gr4" draw:layer="layout" svg:width="2.388cm" svg:height="2.388cm" svg:x="1.746cm" svg:y="8.202cm" svg:viewBox="0 0 2389 2389" svg:d="m2389 1194c0 659-536 1195-1195 1195s-1194-536-1194-1195 535-1194 1194-1194 1195 535 1195 1194z">
                <text:p/>
              </draw:path>
              <draw:path draw:style-name="gr4" draw:layer="layout" svg:width="5.723cm" svg:height="5.641cm" svg:x="1.82cm" svg:y="4.792cm" svg:viewBox="0 0 5724 5642" svg:d="m126 0c-42 0-84 1-126 2v1730c42-1 84-1 126-1 2134 0 3867 1732 3867 3867 0 14-1 29-1 44h1730c2-15 2-30 2-44 0-3090-2508-5598-5598-5598z">
                <text:p/>
              </draw:path>
              <draw:path draw:style-name="gr4" draw:layer="layout" svg:width="8.606cm" svg:height="8.692cm" svg:x="1.82cm" svg:y="1.741cm" svg:viewBox="0 0 8607 8693" svg:d="m0 0v1647c3862 117 6982 3199 7159 7046h1446c0-22 2-44 2-66 0-4755-3855-8615-8607-8627z">
                <text:p/>
              </draw:path>
            </draw:g>
            <draw:g>
              <draw:path draw:style-name="gr5" draw:layer="layout" svg:width="2.388cm" svg:height="2.388cm" svg:x="1.746cm" svg:y="8.114cm" svg:viewBox="0 0 2389 2389" svg:d="m2389 1194c0 659-536 1195-1195 1195s-1194-536-1194-1195 535-1194 1194-1194 1195 535 1195 1194z">
                <text:p/>
              </draw:path>
              <draw:path draw:style-name="gr6" draw:layer="layout" svg:width="5.723cm" svg:height="5.641cm" svg:x="1.82cm" svg:y="4.704cm" svg:viewBox="0 0 5724 5642" svg:d="m126 0c-42 0-84 1-126 2v1730c42-1 84-1 126-1 2134 0 3867 1732 3867 3867 0 14-1 29-1 44h1730c2-15 2-30 2-44 0-3090-2508-5598-5598-5598z">
                <text:p/>
              </draw:path>
              <draw:path draw:style-name="gr7" draw:layer="layout" svg:width="8.606cm" svg:height="8.692cm" svg:x="1.82cm" svg:y="1.653cm" svg:viewBox="0 0 8607 8693" svg:d="m0 0v1647c3862 117 6982 3199 7159 7046h1446c0-22 2-44 2-66 0-4755-3855-8615-8607-8627z">
                <text:p/>
              </draw:path>
            </draw:g>
            <draw:path draw:style-name="gr8" draw:layer="layout" svg:width="12.102cm" svg:height="7.243cm" svg:x="0.098cm" svg:y="0.059cm" svg:viewBox="0 0 12103 7244" svg:d="m1945 0c-1077 0-1945 868-1945 1945v5299c1768-1859 4856-3091 8369-3091 1320 0 2580 175 3734 491v-2699c0-1077-868-1945-1946-1945z">
              <text:p/>
            </draw:path>
          </draw:g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-1" draw:style="linear" draw:start-color="#ff7f00" draw:end-color="#e64500" draw:start-intensity="100%" draw:end-intensity="100%" draw:angle="6" draw:border="59%"/>
    <draw:gradient draw:name="gradient-2" draw:style="linear" draw:start-color="#ffffff" draw:end-color="#ff0000" draw:start-intensity="100%" draw:end-intensity="100%" draw:angle="0" draw:border="63%"/>
    <draw:gradient draw:name="gradient-4" draw:style="linear" draw:start-color="#ffffff" draw:end-color="#c3c3c3" draw:start-intensity="100%" draw:end-intensity="100%" draw:angle="40" draw:border="-194%"/>
    <draw:gradient draw:name="gradient-5" draw:style="linear" draw:start-color="#ffffff" draw:end-color="#c3c3c3" draw:start-intensity="100%" draw:end-intensity="100%" draw:angle="40" draw:border="-4%"/>
    <draw:gradient draw:name="gradient-6" draw:style="linear" draw:start-color="#ffffff" draw:end-color="#c3c3c3" draw:start-intensity="100%" draw:end-intensity="100%" draw:angle="40" draw:border="44%"/>
    <draw:opacity draw:name="gradient-3" draw:style="linear" draw:start="0%" draw:end="100%" draw:angle="0" draw:border="63%"/>
    <draw:opacity draw:name="gradient-7" draw:style="linear" draw:start="100%" draw:end="0%" draw:angle="3594" draw:border="12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58cm" fo:page-height="12.5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